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6221738]</text:p>
          </table:table-cell>
          <table:table-cell office:value-type="string" calcext:value-type="string">
            <text:p>[[0.43778265]]</text:p>
          </table:table-cell>
          <table:table-cell office:value-type="string" calcext:value-type="string">
            <text:p>0.43778265</text:p>
          </table:table-cell>
          <table:table-cell office:value-type="string" calcext:value-type="string">
            <text:p>[[0.19165364]]</text:p>
          </table:table-cell>
          <table:table-cell office:value-type="string" calcext:value-type="string">
            <text:p>0.19165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14902449]</text:p>
          </table:table-cell>
          <table:table-cell office:value-type="string" calcext:value-type="string">
            <text:p>[[0.01097551]]</text:p>
          </table:table-cell>
          <table:table-cell office:value-type="string" calcext:value-type="string">
            <text:p>0.01097551</text:p>
          </table:table-cell>
          <table:table-cell office:value-type="string" calcext:value-type="string">
            <text:p>[[0.00012046]]</text:p>
          </table:table-cell>
          <table:table-cell office:value-type="string" calcext:value-type="string">
            <text:p>0.00012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.18]]</text:p>
          </table:table-cell>
          <table:table-cell office:value-type="string" calcext:value-type="string">
            <text:p>[0.132662]</text:p>
          </table:table-cell>
          <table:table-cell office:value-type="string" calcext:value-type="string">
            <text:p>[[0.04733801]]</text:p>
          </table:table-cell>
          <table:table-cell office:value-type="string" calcext:value-type="string">
            <text:p>0.04733801</text:p>
          </table:table-cell>
          <table:table-cell office:value-type="string" calcext:value-type="string">
            <text:p>[[0.00224089]]</text:p>
          </table:table-cell>
          <table:table-cell office:value-type="string" calcext:value-type="string">
            <text:p>0.00224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5210828]</text:p>
          </table:table-cell>
          <table:table-cell office:value-type="string" calcext:value-type="string">
            <text:p>[[0.44789174]]</text:p>
          </table:table-cell>
          <table:table-cell office:value-type="string" calcext:value-type="string">
            <text:p>0.44789174</text:p>
          </table:table-cell>
          <table:table-cell office:value-type="string" calcext:value-type="string">
            <text:p>[[0.20060702]]</text:p>
          </table:table-cell>
          <table:table-cell office:value-type="string" calcext:value-type="string">
            <text:p>0.20060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8966192]</text:p>
          </table:table-cell>
          <table:table-cell office:value-type="string" calcext:value-type="string">
            <text:p>[[0.11033809]]</text:p>
          </table:table-cell>
          <table:table-cell office:value-type="string" calcext:value-type="string">
            <text:p>0.11033809</text:p>
          </table:table-cell>
          <table:table-cell office:value-type="string" calcext:value-type="string">
            <text:p>[[0.01217449]]</text:p>
          </table:table-cell>
          <table:table-cell office:value-type="string" calcext:value-type="string">
            <text:p>0.01217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9116837]</text:p>
          </table:table-cell>
          <table:table-cell office:value-type="string" calcext:value-type="string">
            <text:p>[[0.5088316]]</text:p>
          </table:table-cell>
          <table:table-cell office:value-type="string" calcext:value-type="string">
            <text:p>0.5088316</text:p>
          </table:table-cell>
          <table:table-cell office:value-type="string" calcext:value-type="string">
            <text:p>[[0.2589096]]</text:p>
          </table:table-cell>
          <table:table-cell office:value-type="string" calcext:value-type="string">
            <text:p>0.258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18735775]</text:p>
          </table:table-cell>
          <table:table-cell office:value-type="string" calcext:value-type="string">
            <text:p>[[0.11735775]]</text:p>
          </table:table-cell>
          <table:table-cell office:value-type="string" calcext:value-type="string">
            <text:p>0.11735775</text:p>
          </table:table-cell>
          <table:table-cell office:value-type="string" calcext:value-type="string">
            <text:p>[[0.01377284]]</text:p>
          </table:table-cell>
          <table:table-cell office:value-type="string" calcext:value-type="string">
            <text:p>0.01377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2072309]</text:p>
          </table:table-cell>
          <table:table-cell office:value-type="string" calcext:value-type="string">
            <text:p>[[0.4927691]]</text:p>
          </table:table-cell>
          <table:table-cell office:value-type="string" calcext:value-type="string">
            <text:p>0.4927691</text:p>
          </table:table-cell>
          <table:table-cell office:value-type="string" calcext:value-type="string">
            <text:p>[[0.24282138]]</text:p>
          </table:table-cell>
          <table:table-cell office:value-type="string" calcext:value-type="string">
            <text:p>0.24282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2129641]</text:p>
          </table:table-cell>
          <table:table-cell office:value-type="string" calcext:value-type="string">
            <text:p>[[0.01129641]]</text:p>
          </table:table-cell>
          <table:table-cell office:value-type="string" calcext:value-type="string">
            <text:p>0.01129641</text:p>
          </table:table-cell>
          <table:table-cell office:value-type="string" calcext:value-type="string">
            <text:p>[[0.00012761]]</text:p>
          </table:table-cell>
          <table:table-cell office:value-type="string" calcext:value-type="string">
            <text:p>0.00012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09210102]</text:p>
          </table:table-cell>
          <table:table-cell office:value-type="string" calcext:value-type="string">
            <text:p>[[0.03210102]]</text:p>
          </table:table-cell>
          <table:table-cell office:value-type="string" calcext:value-type="string">
            <text:p>0.03210102</text:p>
          </table:table-cell>
          <table:table-cell office:value-type="string" calcext:value-type="string">
            <text:p>[[0.00103048]]</text:p>
          </table:table-cell>
          <table:table-cell office:value-type="string" calcext:value-type="string">
            <text:p>0.00103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06966604]</text:p>
          </table:table-cell>
          <table:table-cell office:value-type="string" calcext:value-type="string">
            <text:p>[[0.03033397]]</text:p>
          </table:table-cell>
          <table:table-cell office:value-type="string" calcext:value-type="string">
            <text:p>0.03033397</text:p>
          </table:table-cell>
          <table:table-cell office:value-type="string" calcext:value-type="string">
            <text:p>[[0.00092015]]</text:p>
          </table:table-cell>
          <table:table-cell office:value-type="string" calcext:value-type="string">
            <text:p>0.0009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08000401]</text:p>
          </table:table-cell>
          <table:table-cell office:value-type="string" calcext:value-type="string">
            <text:p>[[0.01999599]]</text:p>
          </table:table-cell>
          <table:table-cell office:value-type="string" calcext:value-type="string">
            <text:p>0.01999599</text:p>
          </table:table-cell>
          <table:table-cell office:value-type="string" calcext:value-type="string">
            <text:p>[[0.00039984]]</text:p>
          </table:table-cell>
          <table:table-cell office:value-type="string" calcext:value-type="string">
            <text:p>0.00039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3316438]</text:p>
          </table:table-cell>
          <table:table-cell office:value-type="string" calcext:value-type="string">
            <text:p>[[0.16683564]]</text:p>
          </table:table-cell>
          <table:table-cell office:value-type="string" calcext:value-type="string">
            <text:p>0.16683564</text:p>
          </table:table-cell>
          <table:table-cell office:value-type="string" calcext:value-type="string">
            <text:p>[[0.02783413]]</text:p>
          </table:table-cell>
          <table:table-cell office:value-type="string" calcext:value-type="string">
            <text:p>0.0278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.16]]</text:p>
          </table:table-cell>
          <table:table-cell office:value-type="string" calcext:value-type="string">
            <text:p>[0.16029531]</text:p>
          </table:table-cell>
          <table:table-cell office:value-type="string" calcext:value-type="string">
            <text:p>[[0.00029531]]</text:p>
          </table:table-cell>
          <table:table-cell office:value-type="string" calcext:value-type="string">
            <text:p>0.00029531</text:p>
          </table:table-cell>
          <table:table-cell office:value-type="string" calcext:value-type="string">
            <text:p>[[8.720871e-08]]</text:p>
          </table:table-cell>
          <table:table-cell office:value-type="string" calcext:value-type="string">
            <text:p>8.72087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12593448]</text:p>
          </table:table-cell>
          <table:table-cell office:value-type="string" calcext:value-type="string">
            <text:p>[[0.06593448]]</text:p>
          </table:table-cell>
          <table:table-cell office:value-type="string" calcext:value-type="string">
            <text:p>0.06593448</text:p>
          </table:table-cell>
          <table:table-cell office:value-type="string" calcext:value-type="string">
            <text:p>[[0.00434736]]</text:p>
          </table:table-cell>
          <table:table-cell office:value-type="string" calcext:value-type="string">
            <text:p>0.00434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5099314]</text:p>
          </table:table-cell>
          <table:table-cell office:value-type="string" calcext:value-type="string">
            <text:p>[[0.05099314]]</text:p>
          </table:table-cell>
          <table:table-cell office:value-type="string" calcext:value-type="string">
            <text:p>0.05099314</text:p>
          </table:table-cell>
          <table:table-cell office:value-type="string" calcext:value-type="string">
            <text:p>[[0.0026003]]</text:p>
          </table:table-cell>
          <table:table-cell office:value-type="string" calcext:value-type="string">
            <text:p>0.0026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6955471]</text:p>
          </table:table-cell>
          <table:table-cell office:value-type="string" calcext:value-type="string">
            <text:p>[[0.06955471]]</text:p>
          </table:table-cell>
          <table:table-cell office:value-type="string" calcext:value-type="string">
            <text:p>0.06955471</text:p>
          </table:table-cell>
          <table:table-cell office:value-type="string" calcext:value-type="string">
            <text:p>[[0.00483786]]</text:p>
          </table:table-cell>
          <table:table-cell office:value-type="string" calcext:value-type="string">
            <text:p>0.00483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6649845]</text:p>
          </table:table-cell>
          <table:table-cell office:value-type="string" calcext:value-type="string">
            <text:p>[[0.5335015]]</text:p>
          </table:table-cell>
          <table:table-cell office:value-type="string" calcext:value-type="string">
            <text:p>0.5335015</text:p>
          </table:table-cell>
          <table:table-cell office:value-type="string" calcext:value-type="string">
            <text:p>[[0.28462386]]</text:p>
          </table:table-cell>
          <table:table-cell office:value-type="string" calcext:value-type="string">
            <text:p>0.28462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13886443]</text:p>
          </table:table-cell>
          <table:table-cell office:value-type="string" calcext:value-type="string">
            <text:p>[[0.11886443]]</text:p>
          </table:table-cell>
          <table:table-cell office:value-type="string" calcext:value-type="string">
            <text:p>0.11886443</text:p>
          </table:table-cell>
          <table:table-cell office:value-type="string" calcext:value-type="string">
            <text:p>[[0.01412875]]</text:p>
          </table:table-cell>
          <table:table-cell office:value-type="string" calcext:value-type="string">
            <text:p>0.01412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6445845]</text:p>
          </table:table-cell>
          <table:table-cell office:value-type="string" calcext:value-type="string">
            <text:p>[[0.53554153]]</text:p>
          </table:table-cell>
          <table:table-cell office:value-type="string" calcext:value-type="string">
            <text:p>0.53554153</text:p>
          </table:table-cell>
          <table:table-cell office:value-type="string" calcext:value-type="string">
            <text:p>[[0.28680474]]</text:p>
          </table:table-cell>
          <table:table-cell office:value-type="string" calcext:value-type="string">
            <text:p>0.28680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07887957]</text:p>
          </table:table-cell>
          <table:table-cell office:value-type="string" calcext:value-type="string">
            <text:p>[[0.07887957]]</text:p>
          </table:table-cell>
          <table:table-cell office:value-type="string" calcext:value-type="string">
            <text:p>0.07887957</text:p>
          </table:table-cell>
          <table:table-cell office:value-type="string" calcext:value-type="string">
            <text:p>[[0.00622199]]</text:p>
          </table:table-cell>
          <table:table-cell office:value-type="string" calcext:value-type="string">
            <text:p>0.006221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0706717]</text:p>
          </table:table-cell>
          <table:table-cell office:value-type="string" calcext:value-type="string">
            <text:p>[[0.0706717]]</text:p>
          </table:table-cell>
          <table:table-cell office:value-type="string" calcext:value-type="string">
            <text:p>0.0706717</text:p>
          </table:table-cell>
          <table:table-cell office:value-type="string" calcext:value-type="string">
            <text:p>[[0.00499449]]</text:p>
          </table:table-cell>
          <table:table-cell office:value-type="string" calcext:value-type="string">
            <text:p>0.00499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3521764]</text:p>
          </table:table-cell>
          <table:table-cell office:value-type="string" calcext:value-type="string">
            <text:p>[[0.13521764]]</text:p>
          </table:table-cell>
          <table:table-cell office:value-type="string" calcext:value-type="string">
            <text:p>0.13521764</text:p>
          </table:table-cell>
          <table:table-cell office:value-type="string" calcext:value-type="string">
            <text:p>[[0.01828381]]</text:p>
          </table:table-cell>
          <table:table-cell office:value-type="string" calcext:value-type="string">
            <text:p>0.01828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396504]</text:p>
          </table:table-cell>
          <table:table-cell office:value-type="string" calcext:value-type="string">
            <text:p>[[0.0396504]]</text:p>
          </table:table-cell>
          <table:table-cell office:value-type="string" calcext:value-type="string">
            <text:p>0.0396504</text:p>
          </table:table-cell>
          <table:table-cell office:value-type="string" calcext:value-type="string">
            <text:p>[[0.00157215]]</text:p>
          </table:table-cell>
          <table:table-cell office:value-type="string" calcext:value-type="string">
            <text:p>0.001572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.26]]</text:p>
          </table:table-cell>
          <table:table-cell office:value-type="string" calcext:value-type="string">
            <text:p>[0.07627822]</text:p>
          </table:table-cell>
          <table:table-cell office:value-type="string" calcext:value-type="string">
            <text:p>[[0.18372178]]</text:p>
          </table:table-cell>
          <table:table-cell office:value-type="string" calcext:value-type="string">
            <text:p>0.18372178</text:p>
          </table:table-cell>
          <table:table-cell office:value-type="string" calcext:value-type="string">
            <text:p>[[0.03375369]]</text:p>
          </table:table-cell>
          <table:table-cell office:value-type="string" calcext:value-type="string">
            <text:p>0.033753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1253615]</text:p>
          </table:table-cell>
          <table:table-cell office:value-type="string" calcext:value-type="string">
            <text:p>[[0.01253615]]</text:p>
          </table:table-cell>
          <table:table-cell office:value-type="string" calcext:value-type="string">
            <text:p>0.01253615</text:p>
          </table:table-cell>
          <table:table-cell office:value-type="string" calcext:value-type="string">
            <text:p>[[0.00015716]]</text:p>
          </table:table-cell>
          <table:table-cell office:value-type="string" calcext:value-type="string">
            <text:p>0.000157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2274439]</text:p>
          </table:table-cell>
          <table:table-cell office:value-type="string" calcext:value-type="string">
            <text:p>[[0.5772556]]</text:p>
          </table:table-cell>
          <table:table-cell office:value-type="string" calcext:value-type="string">
            <text:p>0.5772556</text:p>
          </table:table-cell>
          <table:table-cell office:value-type="string" calcext:value-type="string">
            <text:p>[[0.33322403]]</text:p>
          </table:table-cell>
          <table:table-cell office:value-type="string" calcext:value-type="string">
            <text:p>0.333224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2976173]</text:p>
          </table:table-cell>
          <table:table-cell office:value-type="string" calcext:value-type="string">
            <text:p>[[0.7202383]]</text:p>
          </table:table-cell>
          <table:table-cell office:value-type="string" calcext:value-type="string">
            <text:p>0.7202383</text:p>
          </table:table-cell>
          <table:table-cell office:value-type="string" calcext:value-type="string">
            <text:p>[[0.5187433]]</text:p>
          </table:table-cell>
          <table:table-cell office:value-type="string" calcext:value-type="string">
            <text:p>0.5187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6976711]</text:p>
          </table:table-cell>
          <table:table-cell office:value-type="string" calcext:value-type="string">
            <text:p>[[0.03023289]]</text:p>
          </table:table-cell>
          <table:table-cell office:value-type="string" calcext:value-type="string">
            <text:p>0.03023289</text:p>
          </table:table-cell>
          <table:table-cell office:value-type="string" calcext:value-type="string">
            <text:p>[[0.00091403]]</text:p>
          </table:table-cell>
          <table:table-cell office:value-type="string" calcext:value-type="string">
            <text:p>0.000914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2451238]</text:p>
          </table:table-cell>
          <table:table-cell office:value-type="string" calcext:value-type="string">
            <text:p>[[0.47548765]]</text:p>
          </table:table-cell>
          <table:table-cell office:value-type="string" calcext:value-type="string">
            <text:p>0.47548765</text:p>
          </table:table-cell>
          <table:table-cell office:value-type="string" calcext:value-type="string">
            <text:p>[[0.22608851]]</text:p>
          </table:table-cell>
          <table:table-cell office:value-type="string" calcext:value-type="string">
            <text:p>0.226088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7191362]</text:p>
          </table:table-cell>
          <table:table-cell office:value-type="string" calcext:value-type="string">
            <text:p>[[0.07191362]]</text:p>
          </table:table-cell>
          <table:table-cell office:value-type="string" calcext:value-type="string">
            <text:p>0.07191362</text:p>
          </table:table-cell>
          <table:table-cell office:value-type="string" calcext:value-type="string">
            <text:p>[[0.00517157]]</text:p>
          </table:table-cell>
          <table:table-cell office:value-type="string" calcext:value-type="string">
            <text:p>0.005171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5551665]</text:p>
          </table:table-cell>
          <table:table-cell office:value-type="string" calcext:value-type="string">
            <text:p>[[0.44448337]]</text:p>
          </table:table-cell>
          <table:table-cell office:value-type="string" calcext:value-type="string">
            <text:p>0.44448337</text:p>
          </table:table-cell>
          <table:table-cell office:value-type="string" calcext:value-type="string">
            <text:p>[[0.19756547]]</text:p>
          </table:table-cell>
          <table:table-cell office:value-type="string" calcext:value-type="string">
            <text:p>0.19756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07930065]</text:p>
          </table:table-cell>
          <table:table-cell office:value-type="string" calcext:value-type="string">
            <text:p>[[0.82069933]]</text:p>
          </table:table-cell>
          <table:table-cell office:value-type="string" calcext:value-type="string">
            <text:p>0.82069933</text:p>
          </table:table-cell>
          <table:table-cell office:value-type="string" calcext:value-type="string">
            <text:p>[[0.6735474]]</text:p>
          </table:table-cell>
          <table:table-cell office:value-type="string" calcext:value-type="string">
            <text:p>0.67354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06552587]</text:p>
          </table:table-cell>
          <table:table-cell office:value-type="string" calcext:value-type="string">
            <text:p>[[0.05552587]]</text:p>
          </table:table-cell>
          <table:table-cell office:value-type="string" calcext:value-type="string">
            <text:p>0.05552587</text:p>
          </table:table-cell>
          <table:table-cell office:value-type="string" calcext:value-type="string">
            <text:p>[[0.00308312]]</text:p>
          </table:table-cell>
          <table:table-cell office:value-type="string" calcext:value-type="string">
            <text:p>0.003083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09123526]</text:p>
          </table:table-cell>
          <table:table-cell office:value-type="string" calcext:value-type="string">
            <text:p>[[0.20876476]]</text:p>
          </table:table-cell>
          <table:table-cell office:value-type="string" calcext:value-type="string">
            <text:p>0.20876476</text:p>
          </table:table-cell>
          <table:table-cell office:value-type="string" calcext:value-type="string">
            <text:p>[[0.04358273]]</text:p>
          </table:table-cell>
          <table:table-cell office:value-type="string" calcext:value-type="string">
            <text:p>0.04358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.05]]</text:p>
          </table:table-cell>
          <table:table-cell office:value-type="string" calcext:value-type="string">
            <text:p>[0.1319749]</text:p>
          </table:table-cell>
          <table:table-cell office:value-type="string" calcext:value-type="string">
            <text:p>[[0.08197491]]</text:p>
          </table:table-cell>
          <table:table-cell office:value-type="string" calcext:value-type="string">
            <text:p>0.08197491</text:p>
          </table:table-cell>
          <table:table-cell office:value-type="string" calcext:value-type="string">
            <text:p>[[0.00671989]]</text:p>
          </table:table-cell>
          <table:table-cell office:value-type="string" calcext:value-type="string">
            <text:p>0.00671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0650701]</text:p>
          </table:table-cell>
          <table:table-cell office:value-type="string" calcext:value-type="string">
            <text:p>[[0.19349301]]</text:p>
          </table:table-cell>
          <table:table-cell office:value-type="string" calcext:value-type="string">
            <text:p>0.19349301</text:p>
          </table:table-cell>
          <table:table-cell office:value-type="string" calcext:value-type="string">
            <text:p>[[0.03743954]]</text:p>
          </table:table-cell>
          <table:table-cell office:value-type="string" calcext:value-type="string">
            <text:p>0.037439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28345874]</text:p>
          </table:table-cell>
          <table:table-cell office:value-type="string" calcext:value-type="string">
            <text:p>[[0.15345874]]</text:p>
          </table:table-cell>
          <table:table-cell office:value-type="string" calcext:value-type="string">
            <text:p>0.15345874</text:p>
          </table:table-cell>
          <table:table-cell office:value-type="string" calcext:value-type="string">
            <text:p>[[0.02354959]]</text:p>
          </table:table-cell>
          <table:table-cell office:value-type="string" calcext:value-type="string">
            <text:p>0.02354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16475567]</text:p>
          </table:table-cell>
          <table:table-cell office:value-type="string" calcext:value-type="string">
            <text:p>[[0.53524435]]</text:p>
          </table:table-cell>
          <table:table-cell office:value-type="string" calcext:value-type="string">
            <text:p>0.53524435</text:p>
          </table:table-cell>
          <table:table-cell office:value-type="string" calcext:value-type="string">
            <text:p>[[0.2864865]]</text:p>
          </table:table-cell>
          <table:table-cell office:value-type="string" calcext:value-type="string">
            <text:p>0.28648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605933]</text:p>
          </table:table-cell>
          <table:table-cell office:value-type="string" calcext:value-type="string">
            <text:p>[[0.0605933]]</text:p>
          </table:table-cell>
          <table:table-cell office:value-type="string" calcext:value-type="string">
            <text:p>0.0605933</text:p>
          </table:table-cell>
          <table:table-cell office:value-type="string" calcext:value-type="string">
            <text:p>[[0.00367155]]</text:p>
          </table:table-cell>
          <table:table-cell office:value-type="string" calcext:value-type="string">
            <text:p>0.00367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.01]]</text:p>
          </table:table-cell>
          <table:table-cell office:value-type="string" calcext:value-type="string">
            <text:p>[0.1704998]</text:p>
          </table:table-cell>
          <table:table-cell office:value-type="string" calcext:value-type="string">
            <text:p>[[0.1604998]]</text:p>
          </table:table-cell>
          <table:table-cell office:value-type="string" calcext:value-type="string">
            <text:p>0.1604998</text:p>
          </table:table-cell>
          <table:table-cell office:value-type="string" calcext:value-type="string">
            <text:p>[[0.02576018]]</text:p>
          </table:table-cell>
          <table:table-cell office:value-type="string" calcext:value-type="string">
            <text:p>0.02576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11048812]</text:p>
          </table:table-cell>
          <table:table-cell office:value-type="string" calcext:value-type="string">
            <text:p>[[0.01951187]]</text:p>
          </table:table-cell>
          <table:table-cell office:value-type="string" calcext:value-type="string">
            <text:p>0.01951187</text:p>
          </table:table-cell>
          <table:table-cell office:value-type="string" calcext:value-type="string">
            <text:p>[[0.00038071]]</text:p>
          </table:table-cell>
          <table:table-cell office:value-type="string" calcext:value-type="string">
            <text:p>0.000380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1269049]</text:p>
          </table:table-cell>
          <table:table-cell office:value-type="string" calcext:value-type="string">
            <text:p>[[0.08730952]]</text:p>
          </table:table-cell>
          <table:table-cell office:value-type="string" calcext:value-type="string">
            <text:p>0.08730952</text:p>
          </table:table-cell>
          <table:table-cell office:value-type="string" calcext:value-type="string">
            <text:p>[[0.00762295]]</text:p>
          </table:table-cell>
          <table:table-cell office:value-type="string" calcext:value-type="string">
            <text:p>0.007622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0990877]</text:p>
          </table:table-cell>
          <table:table-cell office:value-type="string" calcext:value-type="string">
            <text:p>[[0.00990877]]</text:p>
          </table:table-cell>
          <table:table-cell office:value-type="string" calcext:value-type="string">
            <text:p>0.00990877</text:p>
          </table:table-cell>
          <table:table-cell office:value-type="string" calcext:value-type="string">
            <text:p>[[9.8183635e-05]]</text:p>
          </table:table-cell>
          <table:table-cell office:value-type="string" calcext:value-type="string">
            <text:p>9.8183635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776411]</text:p>
          </table:table-cell>
          <table:table-cell office:value-type="string" calcext:value-type="string">
            <text:p>[[0.1776411]]</text:p>
          </table:table-cell>
          <table:table-cell office:value-type="string" calcext:value-type="string">
            <text:p>0.1776411</text:p>
          </table:table-cell>
          <table:table-cell office:value-type="string" calcext:value-type="string">
            <text:p>[[0.03155636]]</text:p>
          </table:table-cell>
          <table:table-cell office:value-type="string" calcext:value-type="string">
            <text:p>0.03155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6888595]</text:p>
          </table:table-cell>
          <table:table-cell office:value-type="string" calcext:value-type="string">
            <text:p>[[0.03111406]]</text:p>
          </table:table-cell>
          <table:table-cell office:value-type="string" calcext:value-type="string">
            <text:p>0.03111406</text:p>
          </table:table-cell>
          <table:table-cell office:value-type="string" calcext:value-type="string">
            <text:p>[[0.00096808]]</text:p>
          </table:table-cell>
          <table:table-cell office:value-type="string" calcext:value-type="string">
            <text:p>0.00096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4282015]</text:p>
          </table:table-cell>
          <table:table-cell office:value-type="string" calcext:value-type="string">
            <text:p>[[0.04282015]]</text:p>
          </table:table-cell>
          <table:table-cell office:value-type="string" calcext:value-type="string">
            <text:p>0.04282015</text:p>
          </table:table-cell>
          <table:table-cell office:value-type="string" calcext:value-type="string">
            <text:p>[[0.00183357]]</text:p>
          </table:table-cell>
          <table:table-cell office:value-type="string" calcext:value-type="string">
            <text:p>0.001833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7122564]</text:p>
          </table:table-cell>
          <table:table-cell office:value-type="string" calcext:value-type="string">
            <text:p>[[0.12877437]]</text:p>
          </table:table-cell>
          <table:table-cell office:value-type="string" calcext:value-type="string">
            <text:p>0.12877437</text:p>
          </table:table-cell>
          <table:table-cell office:value-type="string" calcext:value-type="string">
            <text:p>[[0.01658284]]</text:p>
          </table:table-cell>
          <table:table-cell office:value-type="string" calcext:value-type="string">
            <text:p>0.016582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07729311]</text:p>
          </table:table-cell>
          <table:table-cell office:value-type="string" calcext:value-type="string">
            <text:p>[[0.00270689]]</text:p>
          </table:table-cell>
          <table:table-cell office:value-type="string" calcext:value-type="string">
            <text:p>0.00270689</text:p>
          </table:table-cell>
          <table:table-cell office:value-type="string" calcext:value-type="string">
            <text:p>[[7.3272686e-06]]</text:p>
          </table:table-cell>
          <table:table-cell office:value-type="string" calcext:value-type="string">
            <text:p>7.3272686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11604712]</text:p>
          </table:table-cell>
          <table:table-cell office:value-type="string" calcext:value-type="string">
            <text:p>[[0.02604712]]</text:p>
          </table:table-cell>
          <table:table-cell office:value-type="string" calcext:value-type="string">
            <text:p>0.02604712</text:p>
          </table:table-cell>
          <table:table-cell office:value-type="string" calcext:value-type="string">
            <text:p>[[0.00067845]]</text:p>
          </table:table-cell>
          <table:table-cell office:value-type="string" calcext:value-type="string">
            <text:p>0.00067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5938675]</text:p>
          </table:table-cell>
          <table:table-cell office:value-type="string" calcext:value-type="string">
            <text:p>[[0.15938675]]</text:p>
          </table:table-cell>
          <table:table-cell office:value-type="string" calcext:value-type="string">
            <text:p>0.15938675</text:p>
          </table:table-cell>
          <table:table-cell office:value-type="string" calcext:value-type="string">
            <text:p>[[0.02540414]]</text:p>
          </table:table-cell>
          <table:table-cell office:value-type="string" calcext:value-type="string">
            <text:p>0.025404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7126316]</text:p>
          </table:table-cell>
          <table:table-cell office:value-type="string" calcext:value-type="string">
            <text:p>[[0.02873684]]</text:p>
          </table:table-cell>
          <table:table-cell office:value-type="string" calcext:value-type="string">
            <text:p>0.02873684</text:p>
          </table:table-cell>
          <table:table-cell office:value-type="string" calcext:value-type="string">
            <text:p>[[0.00082581]]</text:p>
          </table:table-cell>
          <table:table-cell office:value-type="string" calcext:value-type="string">
            <text:p>0.000825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1495829]</text:p>
          </table:table-cell>
          <table:table-cell office:value-type="string" calcext:value-type="string">
            <text:p>[[0.08504171]]</text:p>
          </table:table-cell>
          <table:table-cell office:value-type="string" calcext:value-type="string">
            <text:p>0.08504171</text:p>
          </table:table-cell>
          <table:table-cell office:value-type="string" calcext:value-type="string">
            <text:p>[[0.00723209]]</text:p>
          </table:table-cell>
          <table:table-cell office:value-type="string" calcext:value-type="string">
            <text:p>0.007232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0295875]</text:p>
          </table:table-cell>
          <table:table-cell office:value-type="string" calcext:value-type="string">
            <text:p>[[0.00704125]]</text:p>
          </table:table-cell>
          <table:table-cell office:value-type="string" calcext:value-type="string">
            <text:p>0.00704125</text:p>
          </table:table-cell>
          <table:table-cell office:value-type="string" calcext:value-type="string">
            <text:p>[[4.9579245e-05]]</text:p>
          </table:table-cell>
          <table:table-cell office:value-type="string" calcext:value-type="string">
            <text:p>4.9579245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0644338]</text:p>
          </table:table-cell>
          <table:table-cell office:value-type="string" calcext:value-type="string">
            <text:p>[[0.00644338]]</text:p>
          </table:table-cell>
          <table:table-cell office:value-type="string" calcext:value-type="string">
            <text:p>0.00644338</text:p>
          </table:table-cell>
          <table:table-cell office:value-type="string" calcext:value-type="string">
            <text:p>[[4.1517163e-05]]</text:p>
          </table:table-cell>
          <table:table-cell office:value-type="string" calcext:value-type="string">
            <text:p>4.1517163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8673506]</text:p>
          </table:table-cell>
          <table:table-cell office:value-type="string" calcext:value-type="string">
            <text:p>[[0.08673506]]</text:p>
          </table:table-cell>
          <table:table-cell office:value-type="string" calcext:value-type="string">
            <text:p>0.08673506</text:p>
          </table:table-cell>
          <table:table-cell office:value-type="string" calcext:value-type="string">
            <text:p>[[0.00752297]]</text:p>
          </table:table-cell>
          <table:table-cell office:value-type="string" calcext:value-type="string">
            <text:p>0.007522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6651058]</text:p>
          </table:table-cell>
          <table:table-cell office:value-type="string" calcext:value-type="string">
            <text:p>[[0.43348944]]</text:p>
          </table:table-cell>
          <table:table-cell office:value-type="string" calcext:value-type="string">
            <text:p>0.43348944</text:p>
          </table:table-cell>
          <table:table-cell office:value-type="string" calcext:value-type="string">
            <text:p>[[0.18791309]]</text:p>
          </table:table-cell>
          <table:table-cell office:value-type="string" calcext:value-type="string">
            <text:p>0.187913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.69]]</text:p>
          </table:table-cell>
          <table:table-cell office:value-type="string" calcext:value-type="string">
            <text:p>[0.11384553]</text:p>
          </table:table-cell>
          <table:table-cell office:value-type="string" calcext:value-type="string">
            <text:p>[[0.5761545]]</text:p>
          </table:table-cell>
          <table:table-cell office:value-type="string" calcext:value-type="string">
            <text:p>0.5761545</text:p>
          </table:table-cell>
          <table:table-cell office:value-type="string" calcext:value-type="string">
            <text:p>[[0.33195397]]</text:p>
          </table:table-cell>
          <table:table-cell office:value-type="string" calcext:value-type="string">
            <text:p>0.331953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4180237]</text:p>
          </table:table-cell>
          <table:table-cell office:value-type="string" calcext:value-type="string">
            <text:p>[[0.14180237]]</text:p>
          </table:table-cell>
          <table:table-cell office:value-type="string" calcext:value-type="string">
            <text:p>0.14180237</text:p>
          </table:table-cell>
          <table:table-cell office:value-type="string" calcext:value-type="string">
            <text:p>[[0.02010791]]</text:p>
          </table:table-cell>
          <table:table-cell office:value-type="string" calcext:value-type="string">
            <text:p>0.020107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5182409]</text:p>
          </table:table-cell>
          <table:table-cell office:value-type="string" calcext:value-type="string">
            <text:p>[[0.04817592]]</text:p>
          </table:table-cell>
          <table:table-cell office:value-type="string" calcext:value-type="string">
            <text:p>0.04817592</text:p>
          </table:table-cell>
          <table:table-cell office:value-type="string" calcext:value-type="string">
            <text:p>[[0.00232092]]</text:p>
          </table:table-cell>
          <table:table-cell office:value-type="string" calcext:value-type="string">
            <text:p>0.00232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06623543]</text:p>
          </table:table-cell>
          <table:table-cell office:value-type="string" calcext:value-type="string">
            <text:p>[[0.33376458]]</text:p>
          </table:table-cell>
          <table:table-cell office:value-type="string" calcext:value-type="string">
            <text:p>0.33376458</text:p>
          </table:table-cell>
          <table:table-cell office:value-type="string" calcext:value-type="string">
            <text:p>[[0.11139879]]</text:p>
          </table:table-cell>
          <table:table-cell office:value-type="string" calcext:value-type="string">
            <text:p>0.111398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3238767]</text:p>
          </table:table-cell>
          <table:table-cell office:value-type="string" calcext:value-type="string">
            <text:p>[[0.03238767]]</text:p>
          </table:table-cell>
          <table:table-cell office:value-type="string" calcext:value-type="string">
            <text:p>0.03238767</text:p>
          </table:table-cell>
          <table:table-cell office:value-type="string" calcext:value-type="string">
            <text:p>[[0.00104896]]</text:p>
          </table:table-cell>
          <table:table-cell office:value-type="string" calcext:value-type="string">
            <text:p>0.001048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8869409]</text:p>
          </table:table-cell>
          <table:table-cell office:value-type="string" calcext:value-type="string">
            <text:p>[[0.01130591]]</text:p>
          </table:table-cell>
          <table:table-cell office:value-type="string" calcext:value-type="string">
            <text:p>0.01130591</text:p>
          </table:table-cell>
          <table:table-cell office:value-type="string" calcext:value-type="string">
            <text:p>[[0.00012782]]</text:p>
          </table:table-cell>
          <table:table-cell office:value-type="string" calcext:value-type="string">
            <text:p>0.000127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7094544]</text:p>
          </table:table-cell>
          <table:table-cell office:value-type="string" calcext:value-type="string">
            <text:p>[[0.06094544]]</text:p>
          </table:table-cell>
          <table:table-cell office:value-type="string" calcext:value-type="string">
            <text:p>0.06094544</text:p>
          </table:table-cell>
          <table:table-cell office:value-type="string" calcext:value-type="string">
            <text:p>[[0.00371435]]</text:p>
          </table:table-cell>
          <table:table-cell office:value-type="string" calcext:value-type="string">
            <text:p>0.003714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20133135]</text:p>
          </table:table-cell>
          <table:table-cell office:value-type="string" calcext:value-type="string">
            <text:p>[[0.6986686]]</text:p>
          </table:table-cell>
          <table:table-cell office:value-type="string" calcext:value-type="string">
            <text:p>0.6986686</text:p>
          </table:table-cell>
          <table:table-cell office:value-type="string" calcext:value-type="string">
            <text:p>[[0.4881378]]</text:p>
          </table:table-cell>
          <table:table-cell office:value-type="string" calcext:value-type="string">
            <text:p>0.48813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2271004]</text:p>
          </table:table-cell>
          <table:table-cell office:value-type="string" calcext:value-type="string">
            <text:p>[[0.17728996]]</text:p>
          </table:table-cell>
          <table:table-cell office:value-type="string" calcext:value-type="string">
            <text:p>0.17728996</text:p>
          </table:table-cell>
          <table:table-cell office:value-type="string" calcext:value-type="string">
            <text:p>[[0.03143173]]</text:p>
          </table:table-cell>
          <table:table-cell office:value-type="string" calcext:value-type="string">
            <text:p>0.031431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.17]]</text:p>
          </table:table-cell>
          <table:table-cell office:value-type="string" calcext:value-type="string">
            <text:p>[0.11688209]</text:p>
          </table:table-cell>
          <table:table-cell office:value-type="string" calcext:value-type="string">
            <text:p>[[0.05311791]]</text:p>
          </table:table-cell>
          <table:table-cell office:value-type="string" calcext:value-type="string">
            <text:p>0.05311791</text:p>
          </table:table-cell>
          <table:table-cell office:value-type="string" calcext:value-type="string">
            <text:p>[[0.00282151]]</text:p>
          </table:table-cell>
          <table:table-cell office:value-type="string" calcext:value-type="string">
            <text:p>0.002821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.02]]</text:p>
          </table:table-cell>
          <table:table-cell office:value-type="string" calcext:value-type="string">
            <text:p>[0.2169354]</text:p>
          </table:table-cell>
          <table:table-cell office:value-type="string" calcext:value-type="string">
            <text:p>[[0.1969354]]</text:p>
          </table:table-cell>
          <table:table-cell office:value-type="string" calcext:value-type="string">
            <text:p>0.1969354</text:p>
          </table:table-cell>
          <table:table-cell office:value-type="string" calcext:value-type="string">
            <text:p>[[0.03878355]]</text:p>
          </table:table-cell>
          <table:table-cell office:value-type="string" calcext:value-type="string">
            <text:p>0.03878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.8]]</text:p>
          </table:table-cell>
          <table:table-cell office:value-type="string" calcext:value-type="string">
            <text:p>[0.15704343]</text:p>
          </table:table-cell>
          <table:table-cell office:value-type="string" calcext:value-type="string">
            <text:p>[[0.6429566]]</text:p>
          </table:table-cell>
          <table:table-cell office:value-type="string" calcext:value-type="string">
            <text:p>0.6429566</text:p>
          </table:table-cell>
          <table:table-cell office:value-type="string" calcext:value-type="string">
            <text:p>[[0.4133932]]</text:p>
          </table:table-cell>
          <table:table-cell office:value-type="string" calcext:value-type="string">
            <text:p>0.4133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9019094]</text:p>
          </table:table-cell>
          <table:table-cell office:value-type="string" calcext:value-type="string">
            <text:p>[[0.09019094]]</text:p>
          </table:table-cell>
          <table:table-cell office:value-type="string" calcext:value-type="string">
            <text:p>0.09019094</text:p>
          </table:table-cell>
          <table:table-cell office:value-type="string" calcext:value-type="string">
            <text:p>[[0.00813441]]</text:p>
          </table:table-cell>
          <table:table-cell office:value-type="string" calcext:value-type="string">
            <text:p>0.008134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3652548]</text:p>
          </table:table-cell>
          <table:table-cell office:value-type="string" calcext:value-type="string">
            <text:p>[[0.03652548]]</text:p>
          </table:table-cell>
          <table:table-cell office:value-type="string" calcext:value-type="string">
            <text:p>0.03652548</text:p>
          </table:table-cell>
          <table:table-cell office:value-type="string" calcext:value-type="string">
            <text:p>[[0.00133411]]</text:p>
          </table:table-cell>
          <table:table-cell office:value-type="string" calcext:value-type="string">
            <text:p>0.001334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2160528]</text:p>
          </table:table-cell>
          <table:table-cell office:value-type="string" calcext:value-type="string">
            <text:p>[[0.07839472]]</text:p>
          </table:table-cell>
          <table:table-cell office:value-type="string" calcext:value-type="string">
            <text:p>0.07839472</text:p>
          </table:table-cell>
          <table:table-cell office:value-type="string" calcext:value-type="string">
            <text:p>[[0.00614573]]</text:p>
          </table:table-cell>
          <table:table-cell office:value-type="string" calcext:value-type="string">
            <text:p>0.006145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0191477]</text:p>
          </table:table-cell>
          <table:table-cell office:value-type="string" calcext:value-type="string">
            <text:p>[[0.10191477]]</text:p>
          </table:table-cell>
          <table:table-cell office:value-type="string" calcext:value-type="string">
            <text:p>0.10191477</text:p>
          </table:table-cell>
          <table:table-cell office:value-type="string" calcext:value-type="string">
            <text:p>[[0.01038662]]</text:p>
          </table:table-cell>
          <table:table-cell office:value-type="string" calcext:value-type="string">
            <text:p>0.01038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19154012]</text:p>
          </table:table-cell>
          <table:table-cell office:value-type="string" calcext:value-type="string">
            <text:p>[[0.00154012]]</text:p>
          </table:table-cell>
          <table:table-cell office:value-type="string" calcext:value-type="string">
            <text:p>0.00154012</text:p>
          </table:table-cell>
          <table:table-cell office:value-type="string" calcext:value-type="string">
            <text:p>[[2.3719833e-06]]</text:p>
          </table:table-cell>
          <table:table-cell office:value-type="string" calcext:value-type="string">
            <text:p>2.3719833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17657724]</text:p>
          </table:table-cell>
          <table:table-cell office:value-type="string" calcext:value-type="string">
            <text:p>[[0.10657724]]</text:p>
          </table:table-cell>
          <table:table-cell office:value-type="string" calcext:value-type="string">
            <text:p>0.10657724</text:p>
          </table:table-cell>
          <table:table-cell office:value-type="string" calcext:value-type="string">
            <text:p>[[0.01135871]]</text:p>
          </table:table-cell>
          <table:table-cell office:value-type="string" calcext:value-type="string">
            <text:p>0.011358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7145172]</text:p>
          </table:table-cell>
          <table:table-cell office:value-type="string" calcext:value-type="string">
            <text:p>[[0.07145172]]</text:p>
          </table:table-cell>
          <table:table-cell office:value-type="string" calcext:value-type="string">
            <text:p>0.07145172</text:p>
          </table:table-cell>
          <table:table-cell office:value-type="string" calcext:value-type="string">
            <text:p>[[0.00510535]]</text:p>
          </table:table-cell>
          <table:table-cell office:value-type="string" calcext:value-type="string">
            <text:p>0.005105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.7]]</text:p>
          </table:table-cell>
          <table:table-cell office:value-type="string" calcext:value-type="string">
            <text:p>[0.09727097]</text:p>
          </table:table-cell>
          <table:table-cell office:value-type="string" calcext:value-type="string">
            <text:p>[[0.602729]]</text:p>
          </table:table-cell>
          <table:table-cell office:value-type="string" calcext:value-type="string">
            <text:p>0.602729</text:p>
          </table:table-cell>
          <table:table-cell office:value-type="string" calcext:value-type="string">
            <text:p>[[0.36328226]]</text:p>
          </table:table-cell>
          <table:table-cell office:value-type="string" calcext:value-type="string">
            <text:p>0.36328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.77]]</text:p>
          </table:table-cell>
          <table:table-cell office:value-type="string" calcext:value-type="string">
            <text:p>[0.13373157]</text:p>
          </table:table-cell>
          <table:table-cell office:value-type="string" calcext:value-type="string">
            <text:p>[[0.6362684]]</text:p>
          </table:table-cell>
          <table:table-cell office:value-type="string" calcext:value-type="string">
            <text:p>0.6362684</text:p>
          </table:table-cell>
          <table:table-cell office:value-type="string" calcext:value-type="string">
            <text:p>[[0.40483746]]</text:p>
          </table:table-cell>
          <table:table-cell office:value-type="string" calcext:value-type="string">
            <text:p>0.404837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.15]]</text:p>
          </table:table-cell>
          <table:table-cell office:value-type="string" calcext:value-type="string">
            <text:p>[0.20091125]</text:p>
          </table:table-cell>
          <table:table-cell office:value-type="string" calcext:value-type="string">
            <text:p>[[0.05091125]]</text:p>
          </table:table-cell>
          <table:table-cell office:value-type="string" calcext:value-type="string">
            <text:p>0.05091125</text:p>
          </table:table-cell>
          <table:table-cell office:value-type="string" calcext:value-type="string">
            <text:p>[[0.00259196]]</text:p>
          </table:table-cell>
          <table:table-cell office:value-type="string" calcext:value-type="string">
            <text:p>0.002591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1024664]</text:p>
          </table:table-cell>
          <table:table-cell office:value-type="string" calcext:value-type="string">
            <text:p>[[0.4897534]]</text:p>
          </table:table-cell>
          <table:table-cell office:value-type="string" calcext:value-type="string">
            <text:p>0.4897534</text:p>
          </table:table-cell>
          <table:table-cell office:value-type="string" calcext:value-type="string">
            <text:p>[[0.23985839]]</text:p>
          </table:table-cell>
          <table:table-cell office:value-type="string" calcext:value-type="string">
            <text:p>0.23985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417548]</text:p>
          </table:table-cell>
          <table:table-cell office:value-type="string" calcext:value-type="string">
            <text:p>[[0.0582452]]</text:p>
          </table:table-cell>
          <table:table-cell office:value-type="string" calcext:value-type="string">
            <text:p>0.0582452</text:p>
          </table:table-cell>
          <table:table-cell office:value-type="string" calcext:value-type="string">
            <text:p>[[0.0033925]]</text:p>
          </table:table-cell>
          <table:table-cell office:value-type="string" calcext:value-type="string">
            <text:p>0.00339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.12]]</text:p>
          </table:table-cell>
          <table:table-cell office:value-type="string" calcext:value-type="string">
            <text:p>[0.19242847]</text:p>
          </table:table-cell>
          <table:table-cell office:value-type="string" calcext:value-type="string">
            <text:p>[[0.07242847]]</text:p>
          </table:table-cell>
          <table:table-cell office:value-type="string" calcext:value-type="string">
            <text:p>0.07242847</text:p>
          </table:table-cell>
          <table:table-cell office:value-type="string" calcext:value-type="string">
            <text:p>[[0.00524588]]</text:p>
          </table:table-cell>
          <table:table-cell office:value-type="string" calcext:value-type="string">
            <text:p>0.005245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.22]]</text:p>
          </table:table-cell>
          <table:table-cell office:value-type="string" calcext:value-type="string">
            <text:p>[0.1169873]</text:p>
          </table:table-cell>
          <table:table-cell office:value-type="string" calcext:value-type="string">
            <text:p>[[0.1030127]]</text:p>
          </table:table-cell>
          <table:table-cell office:value-type="string" calcext:value-type="string">
            <text:p>0.1030127</text:p>
          </table:table-cell>
          <table:table-cell office:value-type="string" calcext:value-type="string">
            <text:p>[[0.01061162]]</text:p>
          </table:table-cell>
          <table:table-cell office:value-type="string" calcext:value-type="string">
            <text:p>0.010611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5775439]</text:p>
          </table:table-cell>
          <table:table-cell office:value-type="string" calcext:value-type="string">
            <text:p>[[0.15775439]]</text:p>
          </table:table-cell>
          <table:table-cell office:value-type="string" calcext:value-type="string">
            <text:p>0.15775439</text:p>
          </table:table-cell>
          <table:table-cell office:value-type="string" calcext:value-type="string">
            <text:p>[[0.02488645]]</text:p>
          </table:table-cell>
          <table:table-cell office:value-type="string" calcext:value-type="string">
            <text:p>0.024886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09456564]</text:p>
          </table:table-cell>
          <table:table-cell office:value-type="string" calcext:value-type="string">
            <text:p>[[0.00543436]]</text:p>
          </table:table-cell>
          <table:table-cell office:value-type="string" calcext:value-type="string">
            <text:p>0.00543436</text:p>
          </table:table-cell>
          <table:table-cell office:value-type="string" calcext:value-type="string">
            <text:p>[[2.9532313e-05]]</text:p>
          </table:table-cell>
          <table:table-cell office:value-type="string" calcext:value-type="string">
            <text:p>2.9532313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7912173]</text:p>
          </table:table-cell>
          <table:table-cell office:value-type="string" calcext:value-type="string">
            <text:p>[[0.02087827]]</text:p>
          </table:table-cell>
          <table:table-cell office:value-type="string" calcext:value-type="string">
            <text:p>0.02087827</text:p>
          </table:table-cell>
          <table:table-cell office:value-type="string" calcext:value-type="string">
            <text:p>[[0.0004359]]</text:p>
          </table:table-cell>
          <table:table-cell office:value-type="string" calcext:value-type="string">
            <text:p>0.00043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.83]]</text:p>
          </table:table-cell>
          <table:table-cell office:value-type="string" calcext:value-type="string">
            <text:p>[0.09654916]</text:p>
          </table:table-cell>
          <table:table-cell office:value-type="string" calcext:value-type="string">
            <text:p>[[0.73345083]]</text:p>
          </table:table-cell>
          <table:table-cell office:value-type="string" calcext:value-type="string">
            <text:p>0.73345083</text:p>
          </table:table-cell>
          <table:table-cell office:value-type="string" calcext:value-type="string">
            <text:p>[[0.5379501]]</text:p>
          </table:table-cell>
          <table:table-cell office:value-type="string" calcext:value-type="string">
            <text:p>0.53795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0479096]</text:p>
          </table:table-cell>
          <table:table-cell office:value-type="string" calcext:value-type="string">
            <text:p>[[0.74520904]]</text:p>
          </table:table-cell>
          <table:table-cell office:value-type="string" calcext:value-type="string">
            <text:p>0.74520904</text:p>
          </table:table-cell>
          <table:table-cell office:value-type="string" calcext:value-type="string">
            <text:p>[[0.55533653]]</text:p>
          </table:table-cell>
          <table:table-cell office:value-type="string" calcext:value-type="string">
            <text:p>0.555336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6080537]</text:p>
          </table:table-cell>
          <table:table-cell office:value-type="string" calcext:value-type="string">
            <text:p>[[0.16080537]]</text:p>
          </table:table-cell>
          <table:table-cell office:value-type="string" calcext:value-type="string">
            <text:p>0.16080537</text:p>
          </table:table-cell>
          <table:table-cell office:value-type="string" calcext:value-type="string">
            <text:p>[[0.02585837]]</text:p>
          </table:table-cell>
          <table:table-cell office:value-type="string" calcext:value-type="string">
            <text:p>0.025858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232659]</text:p>
          </table:table-cell>
          <table:table-cell office:value-type="string" calcext:value-type="string">
            <text:p>[[0.47673413]]</text:p>
          </table:table-cell>
          <table:table-cell office:value-type="string" calcext:value-type="string">
            <text:p>0.47673413</text:p>
          </table:table-cell>
          <table:table-cell office:value-type="string" calcext:value-type="string">
            <text:p>[[0.22727543]]</text:p>
          </table:table-cell>
          <table:table-cell office:value-type="string" calcext:value-type="string">
            <text:p>0.227275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0997767]</text:p>
          </table:table-cell>
          <table:table-cell office:value-type="string" calcext:value-type="string">
            <text:p>[[0.10997767]]</text:p>
          </table:table-cell>
          <table:table-cell office:value-type="string" calcext:value-type="string">
            <text:p>0.10997767</text:p>
          </table:table-cell>
          <table:table-cell office:value-type="string" calcext:value-type="string">
            <text:p>[[0.01209509]]</text:p>
          </table:table-cell>
          <table:table-cell office:value-type="string" calcext:value-type="string">
            <text:p>0.012095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4828339]</text:p>
          </table:table-cell>
          <table:table-cell office:value-type="string" calcext:value-type="string">
            <text:p>[[0.05171661]]</text:p>
          </table:table-cell>
          <table:table-cell office:value-type="string" calcext:value-type="string">
            <text:p>0.05171661</text:p>
          </table:table-cell>
          <table:table-cell office:value-type="string" calcext:value-type="string">
            <text:p>[[0.00267461]]</text:p>
          </table:table-cell>
          <table:table-cell office:value-type="string" calcext:value-type="string">
            <text:p>0.002674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6812545]</text:p>
          </table:table-cell>
          <table:table-cell office:value-type="string" calcext:value-type="string">
            <text:p>[[0.03187455]]</text:p>
          </table:table-cell>
          <table:table-cell office:value-type="string" calcext:value-type="string">
            <text:p>0.03187455</text:p>
          </table:table-cell>
          <table:table-cell office:value-type="string" calcext:value-type="string">
            <text:p>[[0.00101599]]</text:p>
          </table:table-cell>
          <table:table-cell office:value-type="string" calcext:value-type="string">
            <text:p>0.001015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6183376]</text:p>
          </table:table-cell>
          <table:table-cell office:value-type="string" calcext:value-type="string">
            <text:p>[[0.06183376]]</text:p>
          </table:table-cell>
          <table:table-cell office:value-type="string" calcext:value-type="string">
            <text:p>0.06183376</text:p>
          </table:table-cell>
          <table:table-cell office:value-type="string" calcext:value-type="string">
            <text:p>[[0.00382341]]</text:p>
          </table:table-cell>
          <table:table-cell office:value-type="string" calcext:value-type="string">
            <text:p>0.003823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5364718]</text:p>
          </table:table-cell>
          <table:table-cell office:value-type="string" calcext:value-type="string">
            <text:p>[[0.15364718]]</text:p>
          </table:table-cell>
          <table:table-cell office:value-type="string" calcext:value-type="string">
            <text:p>0.15364718</text:p>
          </table:table-cell>
          <table:table-cell office:value-type="string" calcext:value-type="string">
            <text:p>[[0.02360746]]</text:p>
          </table:table-cell>
          <table:table-cell office:value-type="string" calcext:value-type="string">
            <text:p>0.023607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2951878]</text:p>
          </table:table-cell>
          <table:table-cell office:value-type="string" calcext:value-type="string">
            <text:p>[[0.07048123]]</text:p>
          </table:table-cell>
          <table:table-cell office:value-type="string" calcext:value-type="string">
            <text:p>0.07048123</text:p>
          </table:table-cell>
          <table:table-cell office:value-type="string" calcext:value-type="string">
            <text:p>[[0.0049676]]</text:p>
          </table:table-cell>
          <table:table-cell office:value-type="string" calcext:value-type="string">
            <text:p>0.00496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12852326]</text:p>
          </table:table-cell>
          <table:table-cell office:value-type="string" calcext:value-type="string">
            <text:p>[[0.04852326]]</text:p>
          </table:table-cell>
          <table:table-cell office:value-type="string" calcext:value-type="string">
            <text:p>0.04852326</text:p>
          </table:table-cell>
          <table:table-cell office:value-type="string" calcext:value-type="string">
            <text:p>[[0.00235451]]</text:p>
          </table:table-cell>
          <table:table-cell office:value-type="string" calcext:value-type="string">
            <text:p>0.002354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2084404]</text:p>
          </table:table-cell>
          <table:table-cell office:value-type="string" calcext:value-type="string">
            <text:p>[[0.07915596]]</text:p>
          </table:table-cell>
          <table:table-cell office:value-type="string" calcext:value-type="string">
            <text:p>0.07915596</text:p>
          </table:table-cell>
          <table:table-cell office:value-type="string" calcext:value-type="string">
            <text:p>[[0.00626567]]</text:p>
          </table:table-cell>
          <table:table-cell office:value-type="string" calcext:value-type="string">
            <text:p>0.006265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21388423]</text:p>
          </table:table-cell>
          <table:table-cell office:value-type="string" calcext:value-type="string">
            <text:p>[[0.08611578]]</text:p>
          </table:table-cell>
          <table:table-cell office:value-type="string" calcext:value-type="string">
            <text:p>0.08611578</text:p>
          </table:table-cell>
          <table:table-cell office:value-type="string" calcext:value-type="string">
            <text:p>[[0.00741593]]</text:p>
          </table:table-cell>
          <table:table-cell office:value-type="string" calcext:value-type="string">
            <text:p>0.007415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3262063]</text:p>
          </table:table-cell>
          <table:table-cell office:value-type="string" calcext:value-type="string">
            <text:p>[[0.06737937]]</text:p>
          </table:table-cell>
          <table:table-cell office:value-type="string" calcext:value-type="string">
            <text:p>0.06737937</text:p>
          </table:table-cell>
          <table:table-cell office:value-type="string" calcext:value-type="string">
            <text:p>[[0.00453998]]</text:p>
          </table:table-cell>
          <table:table-cell office:value-type="string" calcext:value-type="string">
            <text:p>0.00453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1274598]</text:p>
          </table:table-cell>
          <table:table-cell office:value-type="string" calcext:value-type="string">
            <text:p>[[0.18725404]]</text:p>
          </table:table-cell>
          <table:table-cell office:value-type="string" calcext:value-type="string">
            <text:p>0.18725404</text:p>
          </table:table-cell>
          <table:table-cell office:value-type="string" calcext:value-type="string">
            <text:p>[[0.03506408]]</text:p>
          </table:table-cell>
          <table:table-cell office:value-type="string" calcext:value-type="string">
            <text:p>0.035064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6292131]</text:p>
          </table:table-cell>
          <table:table-cell office:value-type="string" calcext:value-type="string">
            <text:p>[[0.1370787]]</text:p>
          </table:table-cell>
          <table:table-cell office:value-type="string" calcext:value-type="string">
            <text:p>0.1370787</text:p>
          </table:table-cell>
          <table:table-cell office:value-type="string" calcext:value-type="string">
            <text:p>[[0.01879057]]</text:p>
          </table:table-cell>
          <table:table-cell office:value-type="string" calcext:value-type="string">
            <text:p>0.018790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.35]]</text:p>
          </table:table-cell>
          <table:table-cell office:value-type="string" calcext:value-type="string">
            <text:p>[0.23054537]</text:p>
          </table:table-cell>
          <table:table-cell office:value-type="string" calcext:value-type="string">
            <text:p>[[0.11945462]]</text:p>
          </table:table-cell>
          <table:table-cell office:value-type="string" calcext:value-type="string">
            <text:p>0.11945462</text:p>
          </table:table-cell>
          <table:table-cell office:value-type="string" calcext:value-type="string">
            <text:p>[[0.01426941]]</text:p>
          </table:table-cell>
          <table:table-cell office:value-type="string" calcext:value-type="string">
            <text:p>0.014269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4726666]</text:p>
          </table:table-cell>
          <table:table-cell office:value-type="string" calcext:value-type="string">
            <text:p>[[0.05273335]]</text:p>
          </table:table-cell>
          <table:table-cell office:value-type="string" calcext:value-type="string">
            <text:p>0.05273335</text:p>
          </table:table-cell>
          <table:table-cell office:value-type="string" calcext:value-type="string">
            <text:p>[[0.00278081]]</text:p>
          </table:table-cell>
          <table:table-cell office:value-type="string" calcext:value-type="string">
            <text:p>0.002780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09000311]</text:p>
          </table:table-cell>
          <table:table-cell office:value-type="string" calcext:value-type="string">
            <text:p>[[0.09000311]]</text:p>
          </table:table-cell>
          <table:table-cell office:value-type="string" calcext:value-type="string">
            <text:p>0.09000311</text:p>
          </table:table-cell>
          <table:table-cell office:value-type="string" calcext:value-type="string">
            <text:p>[[0.00810056]]</text:p>
          </table:table-cell>
          <table:table-cell office:value-type="string" calcext:value-type="string">
            <text:p>0.008100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.75]]</text:p>
          </table:table-cell>
          <table:table-cell office:value-type="string" calcext:value-type="string">
            <text:p>[0.17153534]</text:p>
          </table:table-cell>
          <table:table-cell office:value-type="string" calcext:value-type="string">
            <text:p>[[0.5784646]]</text:p>
          </table:table-cell>
          <table:table-cell office:value-type="string" calcext:value-type="string">
            <text:p>0.5784646</text:p>
          </table:table-cell>
          <table:table-cell office:value-type="string" calcext:value-type="string">
            <text:p>[[0.3346213]]</text:p>
          </table:table-cell>
          <table:table-cell office:value-type="string" calcext:value-type="string">
            <text:p>0.3346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.9]]</text:p>
          </table:table-cell>
          <table:table-cell office:value-type="string" calcext:value-type="string">
            <text:p>[0.13475451]</text:p>
          </table:table-cell>
          <table:table-cell office:value-type="string" calcext:value-type="string">
            <text:p>[[0.76524544]]</text:p>
          </table:table-cell>
          <table:table-cell office:value-type="string" calcext:value-type="string">
            <text:p>0.76524544</text:p>
          </table:table-cell>
          <table:table-cell office:value-type="string" calcext:value-type="string">
            <text:p>[[0.58560055]]</text:p>
          </table:table-cell>
          <table:table-cell office:value-type="string" calcext:value-type="string">
            <text:p>0.585600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.03]]</text:p>
          </table:table-cell>
          <table:table-cell office:value-type="string" calcext:value-type="string">
            <text:p>[0.12689668]</text:p>
          </table:table-cell>
          <table:table-cell office:value-type="string" calcext:value-type="string">
            <text:p>[[0.09689668]]</text:p>
          </table:table-cell>
          <table:table-cell office:value-type="string" calcext:value-type="string">
            <text:p>0.09689668</text:p>
          </table:table-cell>
          <table:table-cell office:value-type="string" calcext:value-type="string">
            <text:p>[[0.00938897]]</text:p>
          </table:table-cell>
          <table:table-cell office:value-type="string" calcext:value-type="string">
            <text:p>0.009388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.06]]</text:p>
          </table:table-cell>
          <table:table-cell office:value-type="string" calcext:value-type="string">
            <text:p>[0.15566579]</text:p>
          </table:table-cell>
          <table:table-cell office:value-type="string" calcext:value-type="string">
            <text:p>[[0.09566578]]</text:p>
          </table:table-cell>
          <table:table-cell office:value-type="string" calcext:value-type="string">
            <text:p>0.09566578</text:p>
          </table:table-cell>
          <table:table-cell office:value-type="string" calcext:value-type="string">
            <text:p>[[0.00915194]]</text:p>
          </table:table-cell>
          <table:table-cell office:value-type="string" calcext:value-type="string">
            <text:p>0.009151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6083735]</text:p>
          </table:table-cell>
          <table:table-cell office:value-type="string" calcext:value-type="string">
            <text:p>[[0.43916267]]</text:p>
          </table:table-cell>
          <table:table-cell office:value-type="string" calcext:value-type="string">
            <text:p>0.43916267</text:p>
          </table:table-cell>
          <table:table-cell office:value-type="string" calcext:value-type="string">
            <text:p>[[0.19286385]]</text:p>
          </table:table-cell>
          <table:table-cell office:value-type="string" calcext:value-type="string">
            <text:p>0.192863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.4]]</text:p>
          </table:table-cell>
          <table:table-cell office:value-type="string" calcext:value-type="string">
            <text:p>[0.1069769]</text:p>
          </table:table-cell>
          <table:table-cell office:value-type="string" calcext:value-type="string">
            <text:p>[[0.2930231]]</text:p>
          </table:table-cell>
          <table:table-cell office:value-type="string" calcext:value-type="string">
            <text:p>0.2930231</text:p>
          </table:table-cell>
          <table:table-cell office:value-type="string" calcext:value-type="string">
            <text:p>[[0.08586254]]</text:p>
          </table:table-cell>
          <table:table-cell office:value-type="string" calcext:value-type="string">
            <text:p>0.085862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.45]]</text:p>
          </table:table-cell>
          <table:table-cell office:value-type="string" calcext:value-type="string">
            <text:p>[0.08443177]</text:p>
          </table:table-cell>
          <table:table-cell office:value-type="string" calcext:value-type="string">
            <text:p>[[0.36556822]]</text:p>
          </table:table-cell>
          <table:table-cell office:value-type="string" calcext:value-type="string">
            <text:p>0.36556822</text:p>
          </table:table-cell>
          <table:table-cell office:value-type="string" calcext:value-type="string">
            <text:p>[[0.13364013]]</text:p>
          </table:table-cell>
          <table:table-cell office:value-type="string" calcext:value-type="string">
            <text:p>0.133640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.19]]</text:p>
          </table:table-cell>
          <table:table-cell office:value-type="string" calcext:value-type="string">
            <text:p>[0.06171022]</text:p>
          </table:table-cell>
          <table:table-cell office:value-type="string" calcext:value-type="string">
            <text:p>[[0.12828979]]</text:p>
          </table:table-cell>
          <table:table-cell office:value-type="string" calcext:value-type="string">
            <text:p>0.12828979</text:p>
          </table:table-cell>
          <table:table-cell office:value-type="string" calcext:value-type="string">
            <text:p>[[0.01645827]]</text:p>
          </table:table-cell>
          <table:table-cell office:value-type="string" calcext:value-type="string">
            <text:p>0.016458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.3]]</text:p>
          </table:table-cell>
          <table:table-cell office:value-type="string" calcext:value-type="string">
            <text:p>[0.10805925]</text:p>
          </table:table-cell>
          <table:table-cell office:value-type="string" calcext:value-type="string">
            <text:p>[[0.19194075]]</text:p>
          </table:table-cell>
          <table:table-cell office:value-type="string" calcext:value-type="string">
            <text:p>0.19194075</text:p>
          </table:table-cell>
          <table:table-cell office:value-type="string" calcext:value-type="string">
            <text:p>[[0.03684125]]</text:p>
          </table:table-cell>
          <table:table-cell office:value-type="string" calcext:value-type="string">
            <text:p>0.036841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3605991]</text:p>
          </table:table-cell>
          <table:table-cell office:value-type="string" calcext:value-type="string">
            <text:p>[[0.13605991]]</text:p>
          </table:table-cell>
          <table:table-cell office:value-type="string" calcext:value-type="string">
            <text:p>0.13605991</text:p>
          </table:table-cell>
          <table:table-cell office:value-type="string" calcext:value-type="string">
            <text:p>[[0.0185123]]</text:p>
          </table:table-cell>
          <table:table-cell office:value-type="string" calcext:value-type="string">
            <text:p>0.0185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5721667]</text:p>
          </table:table-cell>
          <table:table-cell office:value-type="string" calcext:value-type="string">
            <text:p>[[0.05721667]]</text:p>
          </table:table-cell>
          <table:table-cell office:value-type="string" calcext:value-type="string">
            <text:p>0.05721667</text:p>
          </table:table-cell>
          <table:table-cell office:value-type="string" calcext:value-type="string">
            <text:p>[[0.00327375]]</text:p>
          </table:table-cell>
          <table:table-cell office:value-type="string" calcext:value-type="string">
            <text:p>0.003273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990563]</text:p>
          </table:table-cell>
          <table:table-cell office:value-type="string" calcext:value-type="string">
            <text:p>[[0.00094371]]</text:p>
          </table:table-cell>
          <table:table-cell office:value-type="string" calcext:value-type="string">
            <text:p>0.00094371</text:p>
          </table:table-cell>
          <table:table-cell office:value-type="string" calcext:value-type="string">
            <text:p>[[8.9057994e-07]]</text:p>
          </table:table-cell>
          <table:table-cell office:value-type="string" calcext:value-type="string">
            <text:p>8.9057994e-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2470592]</text:p>
          </table:table-cell>
          <table:table-cell office:value-type="string" calcext:value-type="string">
            <text:p>[[0.02470592]]</text:p>
          </table:table-cell>
          <table:table-cell office:value-type="string" calcext:value-type="string">
            <text:p>0.02470592</text:p>
          </table:table-cell>
          <table:table-cell office:value-type="string" calcext:value-type="string">
            <text:p>[[0.00061038]]</text:p>
          </table:table-cell>
          <table:table-cell office:value-type="string" calcext:value-type="string">
            <text:p>0.000610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0962627]</text:p>
          </table:table-cell>
          <table:table-cell office:value-type="string" calcext:value-type="string">
            <text:p>[[0.10962627]]</text:p>
          </table:table-cell>
          <table:table-cell office:value-type="string" calcext:value-type="string">
            <text:p>0.10962627</text:p>
          </table:table-cell>
          <table:table-cell office:value-type="string" calcext:value-type="string">
            <text:p>[[0.01201792]]</text:p>
          </table:table-cell>
          <table:table-cell office:value-type="string" calcext:value-type="string">
            <text:p>0.012017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.85]]</text:p>
          </table:table-cell>
          <table:table-cell office:value-type="string" calcext:value-type="string">
            <text:p>[0.13888642]</text:p>
          </table:table-cell>
          <table:table-cell office:value-type="string" calcext:value-type="string">
            <text:p>[[0.7111136]]</text:p>
          </table:table-cell>
          <table:table-cell office:value-type="string" calcext:value-type="string">
            <text:p>0.7111136</text:p>
          </table:table-cell>
          <table:table-cell office:value-type="string" calcext:value-type="string">
            <text:p>[[0.5056825]]</text:p>
          </table:table-cell>
          <table:table-cell office:value-type="string" calcext:value-type="string">
            <text:p>0.50568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6769314]</text:p>
          </table:table-cell>
          <table:table-cell office:value-type="string" calcext:value-type="string">
            <text:p>[[0.05769314]]</text:p>
          </table:table-cell>
          <table:table-cell office:value-type="string" calcext:value-type="string">
            <text:p>0.05769314</text:p>
          </table:table-cell>
          <table:table-cell office:value-type="string" calcext:value-type="string">
            <text:p>[[0.0033285]]</text:p>
          </table:table-cell>
          <table:table-cell office:value-type="string" calcext:value-type="string">
            <text:p>0.00332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.6]]</text:p>
          </table:table-cell>
          <table:table-cell office:value-type="string" calcext:value-type="string">
            <text:p>[0.18647826]</text:p>
          </table:table-cell>
          <table:table-cell office:value-type="string" calcext:value-type="string">
            <text:p>[[0.41352177]]</text:p>
          </table:table-cell>
          <table:table-cell office:value-type="string" calcext:value-type="string">
            <text:p>0.41352177</text:p>
          </table:table-cell>
          <table:table-cell office:value-type="string" calcext:value-type="string">
            <text:p>[[0.17100026]]</text:p>
          </table:table-cell>
          <table:table-cell office:value-type="string" calcext:value-type="string">
            <text:p>0.171000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.07]]</text:p>
          </table:table-cell>
          <table:table-cell office:value-type="string" calcext:value-type="string">
            <text:p>[0.22559917]</text:p>
          </table:table-cell>
          <table:table-cell office:value-type="string" calcext:value-type="string">
            <text:p>[[0.15559918]]</text:p>
          </table:table-cell>
          <table:table-cell office:value-type="string" calcext:value-type="string">
            <text:p>0.15559918</text:p>
          </table:table-cell>
          <table:table-cell office:value-type="string" calcext:value-type="string">
            <text:p>[[0.0242111]]</text:p>
          </table:table-cell>
          <table:table-cell office:value-type="string" calcext:value-type="string">
            <text:p>0.02421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8676388]</text:p>
          </table:table-cell>
          <table:table-cell office:value-type="string" calcext:value-type="string">
            <text:p>[[0.08676388]]</text:p>
          </table:table-cell>
          <table:table-cell office:value-type="string" calcext:value-type="string">
            <text:p>0.08676388</text:p>
          </table:table-cell>
          <table:table-cell office:value-type="string" calcext:value-type="string">
            <text:p>[[0.00752797]]</text:p>
          </table:table-cell>
          <table:table-cell office:value-type="string" calcext:value-type="string">
            <text:p>0.0075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5991455]</text:p>
          </table:table-cell>
          <table:table-cell office:value-type="string" calcext:value-type="string">
            <text:p>[[0.15991455]]</text:p>
          </table:table-cell>
          <table:table-cell office:value-type="string" calcext:value-type="string">
            <text:p>0.15991455</text:p>
          </table:table-cell>
          <table:table-cell office:value-type="string" calcext:value-type="string">
            <text:p>[[0.02557267]]</text:p>
          </table:table-cell>
          <table:table-cell office:value-type="string" calcext:value-type="string">
            <text:p>0.025572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6282776]</text:p>
          </table:table-cell>
          <table:table-cell office:value-type="string" calcext:value-type="string">
            <text:p>[[0.03717224]]</text:p>
          </table:table-cell>
          <table:table-cell office:value-type="string" calcext:value-type="string">
            <text:p>0.03717224</text:p>
          </table:table-cell>
          <table:table-cell office:value-type="string" calcext:value-type="string">
            <text:p>[[0.00138178]]</text:p>
          </table:table-cell>
          <table:table-cell office:value-type="string" calcext:value-type="string">
            <text:p>0.001381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.08]]</text:p>
          </table:table-cell>
          <table:table-cell office:value-type="string" calcext:value-type="string">
            <text:p>[0.11221672]</text:p>
          </table:table-cell>
          <table:table-cell office:value-type="string" calcext:value-type="string">
            <text:p>[[0.03221672]]</text:p>
          </table:table-cell>
          <table:table-cell office:value-type="string" calcext:value-type="string">
            <text:p>0.03221672</text:p>
          </table:table-cell>
          <table:table-cell office:value-type="string" calcext:value-type="string">
            <text:p>[[0.00103792]]</text:p>
          </table:table-cell>
          <table:table-cell office:value-type="string" calcext:value-type="string">
            <text:p>0.001037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18336865]</text:p>
          </table:table-cell>
          <table:table-cell office:value-type="string" calcext:value-type="string">
            <text:p>[[0.09336865]]</text:p>
          </table:table-cell>
          <table:table-cell office:value-type="string" calcext:value-type="string">
            <text:p>0.09336865</text:p>
          </table:table-cell>
          <table:table-cell office:value-type="string" calcext:value-type="string">
            <text:p>[[0.0087177]]</text:p>
          </table:table-cell>
          <table:table-cell office:value-type="string" calcext:value-type="string">
            <text:p>0.0087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4425793]</text:p>
          </table:table-cell>
          <table:table-cell office:value-type="string" calcext:value-type="string">
            <text:p>[[0.04425793]]</text:p>
          </table:table-cell>
          <table:table-cell office:value-type="string" calcext:value-type="string">
            <text:p>0.04425793</text:p>
          </table:table-cell>
          <table:table-cell office:value-type="string" calcext:value-type="string">
            <text:p>[[0.00195876]]</text:p>
          </table:table-cell>
          <table:table-cell office:value-type="string" calcext:value-type="string">
            <text:p>0.001958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.34]]</text:p>
          </table:table-cell>
          <table:table-cell office:value-type="string" calcext:value-type="string">
            <text:p>[0.12225897]</text:p>
          </table:table-cell>
          <table:table-cell office:value-type="string" calcext:value-type="string">
            <text:p>[[0.21774104]]</text:p>
          </table:table-cell>
          <table:table-cell office:value-type="string" calcext:value-type="string">
            <text:p>0.21774104</text:p>
          </table:table-cell>
          <table:table-cell office:value-type="string" calcext:value-type="string">
            <text:p>[[0.04741116]]</text:p>
          </table:table-cell>
          <table:table-cell office:value-type="string" calcext:value-type="string">
            <text:p>0.047411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.]]</text:p>
          </table:table-cell>
          <table:table-cell office:value-type="string" calcext:value-type="string">
            <text:p>[0.11171029]</text:p>
          </table:table-cell>
          <table:table-cell office:value-type="string" calcext:value-type="string">
            <text:p>[[0.11171029]]</text:p>
          </table:table-cell>
          <table:table-cell office:value-type="string" calcext:value-type="string">
            <text:p>0.11171029</text:p>
          </table:table-cell>
          <table:table-cell office:value-type="string" calcext:value-type="string">
            <text:p>[[0.01247919]]</text:p>
          </table:table-cell>
          <table:table-cell office:value-type="string" calcext:value-type="string">
            <text:p>0.012479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6919819]</text:p>
          </table:table-cell>
          <table:table-cell office:value-type="string" calcext:value-type="string">
            <text:p>[[0.06919818]]</text:p>
          </table:table-cell>
          <table:table-cell office:value-type="string" calcext:value-type="string">
            <text:p>0.06919818</text:p>
          </table:table-cell>
          <table:table-cell office:value-type="string" calcext:value-type="string">
            <text:p>[[0.00478839]]</text:p>
          </table:table-cell>
          <table:table-cell office:value-type="string" calcext:value-type="string">
            <text:p>0.004788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.11]]</text:p>
          </table:table-cell>
          <table:table-cell office:value-type="string" calcext:value-type="string">
            <text:p>[0.11239655]</text:p>
          </table:table-cell>
          <table:table-cell office:value-type="string" calcext:value-type="string">
            <text:p>[[0.00239655]]</text:p>
          </table:table-cell>
          <table:table-cell office:value-type="string" calcext:value-type="string">
            <text:p>0.00239655</text:p>
          </table:table-cell>
          <table:table-cell office:value-type="string" calcext:value-type="string">
            <text:p>[[5.743434e-06]]</text:p>
          </table:table-cell>
          <table:table-cell office:value-type="string" calcext:value-type="string">
            <text:p>5.743434e-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.2]]</text:p>
          </table:table-cell>
          <table:table-cell office:value-type="string" calcext:value-type="string">
            <text:p>[0.14610133]</text:p>
          </table:table-cell>
          <table:table-cell office:value-type="string" calcext:value-type="string">
            <text:p>[[0.05389868]]</text:p>
          </table:table-cell>
          <table:table-cell office:value-type="string" calcext:value-type="string">
            <text:p>0.05389868</text:p>
          </table:table-cell>
          <table:table-cell office:value-type="string" calcext:value-type="string">
            <text:p>[[0.00290507]]</text:p>
          </table:table-cell>
          <table:table-cell office:value-type="string" calcext:value-type="string">
            <text:p>0.002905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11598764]</text:p>
          </table:table-cell>
          <table:table-cell office:value-type="string" calcext:value-type="string">
            <text:p>[[0.02598763]]</text:p>
          </table:table-cell>
          <table:table-cell office:value-type="string" calcext:value-type="string">
            <text:p>0.02598763</text:p>
          </table:table-cell>
          <table:table-cell office:value-type="string" calcext:value-type="string">
            <text:p>[[0.00067536]]</text:p>
          </table:table-cell>
          <table:table-cell office:value-type="string" calcext:value-type="string">
            <text:p>0.000675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.09]]</text:p>
          </table:table-cell>
          <table:table-cell office:value-type="string" calcext:value-type="string">
            <text:p>[0.19902745]</text:p>
          </table:table-cell>
          <table:table-cell office:value-type="string" calcext:value-type="string">
            <text:p>[[0.10902745]]</text:p>
          </table:table-cell>
          <table:table-cell office:value-type="string" calcext:value-type="string">
            <text:p>0.10902745</text:p>
          </table:table-cell>
          <table:table-cell office:value-type="string" calcext:value-type="string">
            <text:p>[[0.01188698]]</text:p>
          </table:table-cell>
          <table:table-cell office:value-type="string" calcext:value-type="string">
            <text:p>0.011886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.13]]</text:p>
          </table:table-cell>
          <table:table-cell office:value-type="string" calcext:value-type="string">
            <text:p>[0.13130867]</text:p>
          </table:table-cell>
          <table:table-cell office:value-type="string" calcext:value-type="string">
            <text:p>[[0.00130868]]</text:p>
          </table:table-cell>
          <table:table-cell office:value-type="string" calcext:value-type="string">
            <text:p>0.00130868</text:p>
          </table:table-cell>
          <table:table-cell office:value-type="string" calcext:value-type="string">
            <text:p>[[1.7126422e-06]]</text:p>
          </table:table-cell>
          <table:table-cell office:value-type="string" calcext:value-type="string">
            <text:p>1.7126422e-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.1]]</text:p>
          </table:table-cell>
          <table:table-cell office:value-type="string" calcext:value-type="string">
            <text:p>[0.10537117]</text:p>
          </table:table-cell>
          <table:table-cell office:value-type="string" calcext:value-type="string">
            <text:p>[[0.00537117]]</text:p>
          </table:table-cell>
          <table:table-cell office:value-type="string" calcext:value-type="string">
            <text:p>0.00537117</text:p>
          </table:table-cell>
          <table:table-cell office:value-type="string" calcext:value-type="string">
            <text:p>[[2.8849448e-05]]</text:p>
          </table:table-cell>
          <table:table-cell office:value-type="string" calcext:value-type="string">
            <text:p>2.8849448e-05</text:p>
          </table:table-cell>
        </table:table-row>
      </table:table>
      <table:table table:name="Result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prediction</text:p>
          </table:table-cell>
          <table:table-cell table:number-columns-repeated="2" office:value-type="string" calcext:value-type="string">
            <text:p>scoresAbsOrRacineCarreDiff</text:p>
          </table:table-cell>
          <table:table-cell table:number-columns-repeated="2" office:value-type="string" calcext:value-type="string">
            <text:p>scoresDiffCarree 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6221738]</text:p>
          </table:table-cell>
          <table:table-cell office:value-type="string" calcext:value-type="string">
            <text:p>[[0,43778265]]</text:p>
          </table:table-cell>
          <table:table-cell office:value-type="float" office:value="0.43778265" calcext:value-type="float">
            <text:p>0,43778265</text:p>
          </table:table-cell>
          <table:table-cell office:value-type="string" calcext:value-type="string">
            <text:p>[[0,19165364]]</text:p>
          </table:table-cell>
          <table:table-cell office:value-type="float" office:value="0.19165364" calcext:value-type="float">
            <text:p>0,1916536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14902449]</text:p>
          </table:table-cell>
          <table:table-cell office:value-type="string" calcext:value-type="string">
            <text:p>[[0,01097551]]</text:p>
          </table:table-cell>
          <table:table-cell office:value-type="float" office:value="0.01097551" calcext:value-type="float">
            <text:p>0,01097551</text:p>
          </table:table-cell>
          <table:table-cell office:value-type="string" calcext:value-type="string">
            <text:p>[[0,00012046]]</text:p>
          </table:table-cell>
          <table:table-cell office:value-type="float" office:value="0.00012046" calcext:value-type="float">
            <text:p>0,000120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[0,18]]</text:p>
          </table:table-cell>
          <table:table-cell office:value-type="string" calcext:value-type="string">
            <text:p>[0,132662]</text:p>
          </table:table-cell>
          <table:table-cell office:value-type="string" calcext:value-type="string">
            <text:p>[[0,04733801]]</text:p>
          </table:table-cell>
          <table:table-cell office:value-type="float" office:value="0.04733801" calcext:value-type="float">
            <text:p>0,04733801</text:p>
          </table:table-cell>
          <table:table-cell office:value-type="string" calcext:value-type="string">
            <text:p>[[0,00224089]]</text:p>
          </table:table-cell>
          <table:table-cell office:value-type="float" office:value="0.00224089" calcext:value-type="float">
            <text:p>0,002240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5210828]</text:p>
          </table:table-cell>
          <table:table-cell office:value-type="string" calcext:value-type="string">
            <text:p>[[0,44789174]]</text:p>
          </table:table-cell>
          <table:table-cell office:value-type="float" office:value="0.44789174" calcext:value-type="float">
            <text:p>0,44789174</text:p>
          </table:table-cell>
          <table:table-cell office:value-type="string" calcext:value-type="string">
            <text:p>[[0,20060702]]</text:p>
          </table:table-cell>
          <table:table-cell office:value-type="float" office:value="0.20060702" calcext:value-type="float">
            <text:p>0,200607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8966192]</text:p>
          </table:table-cell>
          <table:table-cell office:value-type="string" calcext:value-type="string">
            <text:p>[[0,11033809]]</text:p>
          </table:table-cell>
          <table:table-cell office:value-type="float" office:value="0.11033809" calcext:value-type="float">
            <text:p>0,11033809</text:p>
          </table:table-cell>
          <table:table-cell office:value-type="string" calcext:value-type="string">
            <text:p>[[0,01217449]]</text:p>
          </table:table-cell>
          <table:table-cell office:value-type="float" office:value="0.01217449" calcext:value-type="float">
            <text:p>0,0121744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9116837]</text:p>
          </table:table-cell>
          <table:table-cell office:value-type="string" calcext:value-type="string">
            <text:p>[[0,5088316]]</text:p>
          </table:table-cell>
          <table:table-cell office:value-type="float" office:value="0.5088316" calcext:value-type="float">
            <text:p>0,5088316</text:p>
          </table:table-cell>
          <table:table-cell office:value-type="string" calcext:value-type="string">
            <text:p>[[0,2589096]]</text:p>
          </table:table-cell>
          <table:table-cell office:value-type="float" office:value="0.2589096" calcext:value-type="float">
            <text:p>0,258909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18735775]</text:p>
          </table:table-cell>
          <table:table-cell office:value-type="string" calcext:value-type="string">
            <text:p>[[0,11735775]]</text:p>
          </table:table-cell>
          <table:table-cell office:value-type="float" office:value="0.11735775" calcext:value-type="float">
            <text:p>0,11735775</text:p>
          </table:table-cell>
          <table:table-cell office:value-type="string" calcext:value-type="string">
            <text:p>[[0,01377284]]</text:p>
          </table:table-cell>
          <table:table-cell office:value-type="float" office:value="0.01377284" calcext:value-type="float">
            <text:p>0,0137728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2072309]</text:p>
          </table:table-cell>
          <table:table-cell office:value-type="string" calcext:value-type="string">
            <text:p>[[0,4927691]]</text:p>
          </table:table-cell>
          <table:table-cell office:value-type="float" office:value="0.4927691" calcext:value-type="float">
            <text:p>0,4927691</text:p>
          </table:table-cell>
          <table:table-cell office:value-type="string" calcext:value-type="string">
            <text:p>[[0,24282138]]</text:p>
          </table:table-cell>
          <table:table-cell office:value-type="float" office:value="0.24282138" calcext:value-type="float">
            <text:p>0,2428213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2129641]</text:p>
          </table:table-cell>
          <table:table-cell office:value-type="string" calcext:value-type="string">
            <text:p>[[0,01129641]]</text:p>
          </table:table-cell>
          <table:table-cell office:value-type="float" office:value="0.01129641" calcext:value-type="float">
            <text:p>0,01129641</text:p>
          </table:table-cell>
          <table:table-cell office:value-type="string" calcext:value-type="string">
            <text:p>[[0,00012761]]</text:p>
          </table:table-cell>
          <table:table-cell office:value-type="float" office:value="0.00012761" calcext:value-type="float">
            <text:p>0,0001276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09210102]</text:p>
          </table:table-cell>
          <table:table-cell office:value-type="string" calcext:value-type="string">
            <text:p>[[0,03210102]]</text:p>
          </table:table-cell>
          <table:table-cell office:value-type="float" office:value="0.03210102" calcext:value-type="float">
            <text:p>0,03210102</text:p>
          </table:table-cell>
          <table:table-cell office:value-type="string" calcext:value-type="string">
            <text:p>[[0,00103048]]</text:p>
          </table:table-cell>
          <table:table-cell office:value-type="float" office:value="0.00103048" calcext:value-type="float">
            <text:p>0,0010304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06966604]</text:p>
          </table:table-cell>
          <table:table-cell office:value-type="string" calcext:value-type="string">
            <text:p>[[0,03033397]]</text:p>
          </table:table-cell>
          <table:table-cell office:value-type="float" office:value="0.03033397" calcext:value-type="float">
            <text:p>0,03033397</text:p>
          </table:table-cell>
          <table:table-cell office:value-type="string" calcext:value-type="string">
            <text:p>[[0,00092015]]</text:p>
          </table:table-cell>
          <table:table-cell office:value-type="float" office:value="0.00092015" calcext:value-type="float">
            <text:p>0,0009201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08000401]</text:p>
          </table:table-cell>
          <table:table-cell office:value-type="string" calcext:value-type="string">
            <text:p>[[0,01999599]]</text:p>
          </table:table-cell>
          <table:table-cell office:value-type="float" office:value="0.01999599" calcext:value-type="float">
            <text:p>0,01999599</text:p>
          </table:table-cell>
          <table:table-cell office:value-type="string" calcext:value-type="string">
            <text:p>[[0,00039984]]</text:p>
          </table:table-cell>
          <table:table-cell office:value-type="float" office:value="0.00039984" calcext:value-type="float">
            <text:p>0,0003998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3316438]</text:p>
          </table:table-cell>
          <table:table-cell office:value-type="string" calcext:value-type="string">
            <text:p>[[0,16683564]]</text:p>
          </table:table-cell>
          <table:table-cell office:value-type="float" office:value="0.16683564" calcext:value-type="float">
            <text:p>0,16683564</text:p>
          </table:table-cell>
          <table:table-cell office:value-type="string" calcext:value-type="string">
            <text:p>[[0,02783413]]</text:p>
          </table:table-cell>
          <table:table-cell office:value-type="float" office:value="0.02783413" calcext:value-type="float">
            <text:p>0,0278341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[0,16]]</text:p>
          </table:table-cell>
          <table:table-cell office:value-type="string" calcext:value-type="string">
            <text:p>[0,16029531]</text:p>
          </table:table-cell>
          <table:table-cell office:value-type="string" calcext:value-type="string">
            <text:p>[[0,00029531]]</text:p>
          </table:table-cell>
          <table:table-cell office:value-type="float" office:value="0.00029531" calcext:value-type="float">
            <text:p>0,00029531</text:p>
          </table:table-cell>
          <table:table-cell office:value-type="string" calcext:value-type="string">
            <text:p>[[8,720871e-08]]</text:p>
          </table:table-cell>
          <table:table-cell table:style-name="ce2" office:value-type="float" office:value="0.00000008720871" calcext:value-type="float">
            <text:p>8,72E-08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12593448]</text:p>
          </table:table-cell>
          <table:table-cell office:value-type="string" calcext:value-type="string">
            <text:p>[[0,06593448]]</text:p>
          </table:table-cell>
          <table:table-cell office:value-type="float" office:value="0.06593448" calcext:value-type="float">
            <text:p>0,06593448</text:p>
          </table:table-cell>
          <table:table-cell office:value-type="string" calcext:value-type="string">
            <text:p>[[0,00434736]]</text:p>
          </table:table-cell>
          <table:table-cell office:value-type="float" office:value="0.00434736" calcext:value-type="float">
            <text:p>0,004347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5099314]</text:p>
          </table:table-cell>
          <table:table-cell office:value-type="string" calcext:value-type="string">
            <text:p>[[0,05099314]]</text:p>
          </table:table-cell>
          <table:table-cell office:value-type="float" office:value="0.05099314" calcext:value-type="float">
            <text:p>0,05099314</text:p>
          </table:table-cell>
          <table:table-cell office:value-type="string" calcext:value-type="string">
            <text:p>[[0,0026003]]</text:p>
          </table:table-cell>
          <table:table-cell office:value-type="float" office:value="0.0026003" calcext:value-type="float">
            <text:p>0,002600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6955471]</text:p>
          </table:table-cell>
          <table:table-cell office:value-type="string" calcext:value-type="string">
            <text:p>[[0,06955471]]</text:p>
          </table:table-cell>
          <table:table-cell office:value-type="float" office:value="0.06955471" calcext:value-type="float">
            <text:p>0,06955471</text:p>
          </table:table-cell>
          <table:table-cell office:value-type="string" calcext:value-type="string">
            <text:p>[[0,00483786]]</text:p>
          </table:table-cell>
          <table:table-cell office:value-type="float" office:value="0.00483786" calcext:value-type="float">
            <text:p>0,0048378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6649845]</text:p>
          </table:table-cell>
          <table:table-cell office:value-type="string" calcext:value-type="string">
            <text:p>[[0,5335015]]</text:p>
          </table:table-cell>
          <table:table-cell office:value-type="float" office:value="0.5335015" calcext:value-type="float">
            <text:p>0,5335015</text:p>
          </table:table-cell>
          <table:table-cell office:value-type="string" calcext:value-type="string">
            <text:p>[[0,28462386]]</text:p>
          </table:table-cell>
          <table:table-cell office:value-type="float" office:value="0.28462386" calcext:value-type="float">
            <text:p>0,2846238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13886443]</text:p>
          </table:table-cell>
          <table:table-cell office:value-type="string" calcext:value-type="string">
            <text:p>[[0,11886443]]</text:p>
          </table:table-cell>
          <table:table-cell office:value-type="float" office:value="0.11886443" calcext:value-type="float">
            <text:p>0,11886443</text:p>
          </table:table-cell>
          <table:table-cell office:value-type="string" calcext:value-type="string">
            <text:p>[[0,01412875]]</text:p>
          </table:table-cell>
          <table:table-cell office:value-type="float" office:value="0.01412875" calcext:value-type="float">
            <text:p>0,0141287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6445845]</text:p>
          </table:table-cell>
          <table:table-cell office:value-type="string" calcext:value-type="string">
            <text:p>[[0,53554153]]</text:p>
          </table:table-cell>
          <table:table-cell office:value-type="float" office:value="0.53554153" calcext:value-type="float">
            <text:p>0,53554153</text:p>
          </table:table-cell>
          <table:table-cell office:value-type="string" calcext:value-type="string">
            <text:p>[[0,28680474]]</text:p>
          </table:table-cell>
          <table:table-cell office:value-type="float" office:value="0.28680474" calcext:value-type="float">
            <text:p>0,2868047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07887957]</text:p>
          </table:table-cell>
          <table:table-cell office:value-type="string" calcext:value-type="string">
            <text:p>[[0,07887957]]</text:p>
          </table:table-cell>
          <table:table-cell office:value-type="float" office:value="0.07887957" calcext:value-type="float">
            <text:p>0,07887957</text:p>
          </table:table-cell>
          <table:table-cell office:value-type="string" calcext:value-type="string">
            <text:p>[[0,00622199]]</text:p>
          </table:table-cell>
          <table:table-cell office:value-type="float" office:value="0.00622199" calcext:value-type="float">
            <text:p>0,00622199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0706717]</text:p>
          </table:table-cell>
          <table:table-cell office:value-type="string" calcext:value-type="string">
            <text:p>[[0,0706717]]</text:p>
          </table:table-cell>
          <table:table-cell office:value-type="float" office:value="0.0706717" calcext:value-type="float">
            <text:p>0,0706717</text:p>
          </table:table-cell>
          <table:table-cell office:value-type="string" calcext:value-type="string">
            <text:p>[[0,00499449]]</text:p>
          </table:table-cell>
          <table:table-cell office:value-type="float" office:value="0.00499449" calcext:value-type="float">
            <text:p>0,00499449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3521764]</text:p>
          </table:table-cell>
          <table:table-cell office:value-type="string" calcext:value-type="string">
            <text:p>[[0,13521764]]</text:p>
          </table:table-cell>
          <table:table-cell office:value-type="float" office:value="0.13521764" calcext:value-type="float">
            <text:p>0,13521764</text:p>
          </table:table-cell>
          <table:table-cell office:value-type="string" calcext:value-type="string">
            <text:p>[[0,01828381]]</text:p>
          </table:table-cell>
          <table:table-cell office:value-type="float" office:value="0.01828381" calcext:value-type="float">
            <text:p>0,0182838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396504]</text:p>
          </table:table-cell>
          <table:table-cell office:value-type="string" calcext:value-type="string">
            <text:p>[[0,0396504]]</text:p>
          </table:table-cell>
          <table:table-cell office:value-type="float" office:value="0.0396504" calcext:value-type="float">
            <text:p>0,0396504</text:p>
          </table:table-cell>
          <table:table-cell office:value-type="string" calcext:value-type="string">
            <text:p>[[0,00157215]]</text:p>
          </table:table-cell>
          <table:table-cell office:value-type="float" office:value="0.00157215" calcext:value-type="float">
            <text:p>0,00157215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[0,26]]</text:p>
          </table:table-cell>
          <table:table-cell office:value-type="string" calcext:value-type="string">
            <text:p>[0,07627822]</text:p>
          </table:table-cell>
          <table:table-cell office:value-type="string" calcext:value-type="string">
            <text:p>[[0,18372178]]</text:p>
          </table:table-cell>
          <table:table-cell office:value-type="float" office:value="0.18372178" calcext:value-type="float">
            <text:p>0,18372178</text:p>
          </table:table-cell>
          <table:table-cell office:value-type="string" calcext:value-type="string">
            <text:p>[[0,03375369]]</text:p>
          </table:table-cell>
          <table:table-cell office:value-type="float" office:value="0.03375369" calcext:value-type="float">
            <text:p>0,03375369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1253615]</text:p>
          </table:table-cell>
          <table:table-cell office:value-type="string" calcext:value-type="string">
            <text:p>[[0,01253615]]</text:p>
          </table:table-cell>
          <table:table-cell office:value-type="float" office:value="0.01253615" calcext:value-type="float">
            <text:p>0,01253615</text:p>
          </table:table-cell>
          <table:table-cell office:value-type="string" calcext:value-type="string">
            <text:p>[[0,00015716]]</text:p>
          </table:table-cell>
          <table:table-cell office:value-type="float" office:value="0.00015716" calcext:value-type="float">
            <text:p>0,0001571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2274439]</text:p>
          </table:table-cell>
          <table:table-cell office:value-type="string" calcext:value-type="string">
            <text:p>[[0,5772556]]</text:p>
          </table:table-cell>
          <table:table-cell office:value-type="float" office:value="0.5772556" calcext:value-type="float">
            <text:p>0,5772556</text:p>
          </table:table-cell>
          <table:table-cell office:value-type="string" calcext:value-type="string">
            <text:p>[[0,33322403]]</text:p>
          </table:table-cell>
          <table:table-cell office:value-type="float" office:value="0.33322403" calcext:value-type="float">
            <text:p>0,3332240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2976173]</text:p>
          </table:table-cell>
          <table:table-cell office:value-type="string" calcext:value-type="string">
            <text:p>[[0,7202383]]</text:p>
          </table:table-cell>
          <table:table-cell office:value-type="float" office:value="0.7202383" calcext:value-type="float">
            <text:p>0,7202383</text:p>
          </table:table-cell>
          <table:table-cell office:value-type="string" calcext:value-type="string">
            <text:p>[[0,5187433]]</text:p>
          </table:table-cell>
          <table:table-cell office:value-type="float" office:value="0.5187433" calcext:value-type="float">
            <text:p>0,518743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6976711]</text:p>
          </table:table-cell>
          <table:table-cell office:value-type="string" calcext:value-type="string">
            <text:p>[[0,03023289]]</text:p>
          </table:table-cell>
          <table:table-cell office:value-type="float" office:value="0.03023289" calcext:value-type="float">
            <text:p>0,03023289</text:p>
          </table:table-cell>
          <table:table-cell office:value-type="string" calcext:value-type="string">
            <text:p>[[0,00091403]]</text:p>
          </table:table-cell>
          <table:table-cell office:value-type="float" office:value="0.00091403" calcext:value-type="float">
            <text:p>0,0009140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2451238]</text:p>
          </table:table-cell>
          <table:table-cell office:value-type="string" calcext:value-type="string">
            <text:p>[[0,47548765]]</text:p>
          </table:table-cell>
          <table:table-cell office:value-type="float" office:value="0.47548765" calcext:value-type="float">
            <text:p>0,47548765</text:p>
          </table:table-cell>
          <table:table-cell office:value-type="string" calcext:value-type="string">
            <text:p>[[0,22608851]]</text:p>
          </table:table-cell>
          <table:table-cell office:value-type="float" office:value="0.22608851" calcext:value-type="float">
            <text:p>0,2260885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7191362]</text:p>
          </table:table-cell>
          <table:table-cell office:value-type="string" calcext:value-type="string">
            <text:p>[[0,07191362]]</text:p>
          </table:table-cell>
          <table:table-cell office:value-type="float" office:value="0.07191362" calcext:value-type="float">
            <text:p>0,07191362</text:p>
          </table:table-cell>
          <table:table-cell office:value-type="string" calcext:value-type="string">
            <text:p>[[0,00517157]]</text:p>
          </table:table-cell>
          <table:table-cell office:value-type="float" office:value="0.00517157" calcext:value-type="float">
            <text:p>0,00517157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5551665]</text:p>
          </table:table-cell>
          <table:table-cell office:value-type="string" calcext:value-type="string">
            <text:p>[[0,44448337]]</text:p>
          </table:table-cell>
          <table:table-cell office:value-type="float" office:value="0.44448337" calcext:value-type="float">
            <text:p>0,44448337</text:p>
          </table:table-cell>
          <table:table-cell office:value-type="string" calcext:value-type="string">
            <text:p>[[0,19756547]]</text:p>
          </table:table-cell>
          <table:table-cell office:value-type="float" office:value="0.19756547" calcext:value-type="float">
            <text:p>0,19756547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07930065]</text:p>
          </table:table-cell>
          <table:table-cell office:value-type="string" calcext:value-type="string">
            <text:p>[[0,82069933]]</text:p>
          </table:table-cell>
          <table:table-cell office:value-type="float" office:value="0.82069933" calcext:value-type="float">
            <text:p>0,82069933</text:p>
          </table:table-cell>
          <table:table-cell office:value-type="string" calcext:value-type="string">
            <text:p>[[0,6735474]]</text:p>
          </table:table-cell>
          <table:table-cell office:value-type="float" office:value="0.6735474" calcext:value-type="float">
            <text:p>0,673547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06552587]</text:p>
          </table:table-cell>
          <table:table-cell office:value-type="string" calcext:value-type="string">
            <text:p>[[0,05552587]]</text:p>
          </table:table-cell>
          <table:table-cell office:value-type="float" office:value="0.05552587" calcext:value-type="float">
            <text:p>0,05552587</text:p>
          </table:table-cell>
          <table:table-cell office:value-type="string" calcext:value-type="string">
            <text:p>[[0,00308312]]</text:p>
          </table:table-cell>
          <table:table-cell office:value-type="float" office:value="0.00308312" calcext:value-type="float">
            <text:p>0,00308312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09123526]</text:p>
          </table:table-cell>
          <table:table-cell office:value-type="string" calcext:value-type="string">
            <text:p>[[0,20876476]]</text:p>
          </table:table-cell>
          <table:table-cell office:value-type="float" office:value="0.20876476" calcext:value-type="float">
            <text:p>0,20876476</text:p>
          </table:table-cell>
          <table:table-cell office:value-type="string" calcext:value-type="string">
            <text:p>[[0,04358273]]</text:p>
          </table:table-cell>
          <table:table-cell office:value-type="float" office:value="0.04358273" calcext:value-type="float">
            <text:p>0,0435827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[0,05]]</text:p>
          </table:table-cell>
          <table:table-cell office:value-type="string" calcext:value-type="string">
            <text:p>[0,1319749]</text:p>
          </table:table-cell>
          <table:table-cell office:value-type="string" calcext:value-type="string">
            <text:p>[[0,08197491]]</text:p>
          </table:table-cell>
          <table:table-cell office:value-type="float" office:value="0.08197491" calcext:value-type="float">
            <text:p>0,08197491</text:p>
          </table:table-cell>
          <table:table-cell office:value-type="string" calcext:value-type="string">
            <text:p>[[0,00671989]]</text:p>
          </table:table-cell>
          <table:table-cell office:value-type="float" office:value="0.00671989" calcext:value-type="float">
            <text:p>0,00671989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0650701]</text:p>
          </table:table-cell>
          <table:table-cell office:value-type="string" calcext:value-type="string">
            <text:p>[[0,19349301]]</text:p>
          </table:table-cell>
          <table:table-cell office:value-type="float" office:value="0.19349301" calcext:value-type="float">
            <text:p>0,19349301</text:p>
          </table:table-cell>
          <table:table-cell office:value-type="string" calcext:value-type="string">
            <text:p>[[0,03743954]]</text:p>
          </table:table-cell>
          <table:table-cell office:value-type="float" office:value="0.03743954" calcext:value-type="float">
            <text:p>0,0374395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28345874]</text:p>
          </table:table-cell>
          <table:table-cell office:value-type="string" calcext:value-type="string">
            <text:p>[[0,15345874]]</text:p>
          </table:table-cell>
          <table:table-cell office:value-type="float" office:value="0.15345874" calcext:value-type="float">
            <text:p>0,15345874</text:p>
          </table:table-cell>
          <table:table-cell office:value-type="string" calcext:value-type="string">
            <text:p>[[0,02354959]]</text:p>
          </table:table-cell>
          <table:table-cell office:value-type="float" office:value="0.02354959" calcext:value-type="float">
            <text:p>0,02354959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16475567]</text:p>
          </table:table-cell>
          <table:table-cell office:value-type="string" calcext:value-type="string">
            <text:p>[[0,53524435]]</text:p>
          </table:table-cell>
          <table:table-cell office:value-type="float" office:value="0.53524435" calcext:value-type="float">
            <text:p>0,53524435</text:p>
          </table:table-cell>
          <table:table-cell office:value-type="string" calcext:value-type="string">
            <text:p>[[0,2864865]]</text:p>
          </table:table-cell>
          <table:table-cell office:value-type="float" office:value="0.2864865" calcext:value-type="float">
            <text:p>0,2864865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605933]</text:p>
          </table:table-cell>
          <table:table-cell office:value-type="string" calcext:value-type="string">
            <text:p>[[0,0605933]]</text:p>
          </table:table-cell>
          <table:table-cell office:value-type="float" office:value="0.0605933" calcext:value-type="float">
            <text:p>0,0605933</text:p>
          </table:table-cell>
          <table:table-cell office:value-type="string" calcext:value-type="string">
            <text:p>[[0,00367155]]</text:p>
          </table:table-cell>
          <table:table-cell office:value-type="float" office:value="0.00367155" calcext:value-type="float">
            <text:p>0,0036715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[0,01]]</text:p>
          </table:table-cell>
          <table:table-cell office:value-type="string" calcext:value-type="string">
            <text:p>[0,1704998]</text:p>
          </table:table-cell>
          <table:table-cell office:value-type="string" calcext:value-type="string">
            <text:p>[[0,1604998]]</text:p>
          </table:table-cell>
          <table:table-cell office:value-type="float" office:value="0.1604998" calcext:value-type="float">
            <text:p>0,1604998</text:p>
          </table:table-cell>
          <table:table-cell office:value-type="string" calcext:value-type="string">
            <text:p>[[0,02576018]]</text:p>
          </table:table-cell>
          <table:table-cell office:value-type="float" office:value="0.02576018" calcext:value-type="float">
            <text:p>0,02576018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11048812]</text:p>
          </table:table-cell>
          <table:table-cell office:value-type="string" calcext:value-type="string">
            <text:p>[[0,01951187]]</text:p>
          </table:table-cell>
          <table:table-cell office:value-type="float" office:value="0.01951187" calcext:value-type="float">
            <text:p>0,01951187</text:p>
          </table:table-cell>
          <table:table-cell office:value-type="string" calcext:value-type="string">
            <text:p>[[0,00038071]]</text:p>
          </table:table-cell>
          <table:table-cell office:value-type="float" office:value="0.00038071" calcext:value-type="float">
            <text:p>0,0003807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1269049]</text:p>
          </table:table-cell>
          <table:table-cell office:value-type="string" calcext:value-type="string">
            <text:p>[[0,08730952]]</text:p>
          </table:table-cell>
          <table:table-cell office:value-type="float" office:value="0.08730952" calcext:value-type="float">
            <text:p>0,08730952</text:p>
          </table:table-cell>
          <table:table-cell office:value-type="string" calcext:value-type="string">
            <text:p>[[0,00762295]]</text:p>
          </table:table-cell>
          <table:table-cell office:value-type="float" office:value="0.00762295" calcext:value-type="float">
            <text:p>0,0076229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0990877]</text:p>
          </table:table-cell>
          <table:table-cell office:value-type="string" calcext:value-type="string">
            <text:p>[[0,00990877]]</text:p>
          </table:table-cell>
          <table:table-cell office:value-type="float" office:value="0.00990877" calcext:value-type="float">
            <text:p>0,00990877</text:p>
          </table:table-cell>
          <table:table-cell office:value-type="string" calcext:value-type="string">
            <text:p>[[9,8183635e-05]]</text:p>
          </table:table-cell>
          <table:table-cell table:style-name="ce2" office:value-type="float" office:value="0.000098183635" calcext:value-type="float">
            <text:p>9,82E-05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776411]</text:p>
          </table:table-cell>
          <table:table-cell office:value-type="string" calcext:value-type="string">
            <text:p>[[0,1776411]]</text:p>
          </table:table-cell>
          <table:table-cell office:value-type="float" office:value="0.1776411" calcext:value-type="float">
            <text:p>0,1776411</text:p>
          </table:table-cell>
          <table:table-cell office:value-type="string" calcext:value-type="string">
            <text:p>[[0,03155636]]</text:p>
          </table:table-cell>
          <table:table-cell office:value-type="float" office:value="0.03155636" calcext:value-type="float">
            <text:p>0,03155636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6888595]</text:p>
          </table:table-cell>
          <table:table-cell office:value-type="string" calcext:value-type="string">
            <text:p>[[0,03111406]]</text:p>
          </table:table-cell>
          <table:table-cell office:value-type="float" office:value="0.03111406" calcext:value-type="float">
            <text:p>0,03111406</text:p>
          </table:table-cell>
          <table:table-cell office:value-type="string" calcext:value-type="string">
            <text:p>[[0,00096808]]</text:p>
          </table:table-cell>
          <table:table-cell office:value-type="float" office:value="0.00096808" calcext:value-type="float">
            <text:p>0,00096808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4282015]</text:p>
          </table:table-cell>
          <table:table-cell office:value-type="string" calcext:value-type="string">
            <text:p>[[0,04282015]]</text:p>
          </table:table-cell>
          <table:table-cell office:value-type="float" office:value="0.04282015" calcext:value-type="float">
            <text:p>0,04282015</text:p>
          </table:table-cell>
          <table:table-cell office:value-type="string" calcext:value-type="string">
            <text:p>[[0,00183357]]</text:p>
          </table:table-cell>
          <table:table-cell office:value-type="float" office:value="0.00183357" calcext:value-type="float">
            <text:p>0,00183357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7122564]</text:p>
          </table:table-cell>
          <table:table-cell office:value-type="string" calcext:value-type="string">
            <text:p>[[0,12877437]]</text:p>
          </table:table-cell>
          <table:table-cell office:value-type="float" office:value="0.12877437" calcext:value-type="float">
            <text:p>0,12877437</text:p>
          </table:table-cell>
          <table:table-cell office:value-type="string" calcext:value-type="string">
            <text:p>[[0,01658284]]</text:p>
          </table:table-cell>
          <table:table-cell office:value-type="float" office:value="0.01658284" calcext:value-type="float">
            <text:p>0,01658284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07729311]</text:p>
          </table:table-cell>
          <table:table-cell office:value-type="string" calcext:value-type="string">
            <text:p>[[0,00270689]]</text:p>
          </table:table-cell>
          <table:table-cell office:value-type="float" office:value="0.00270689" calcext:value-type="float">
            <text:p>0,00270689</text:p>
          </table:table-cell>
          <table:table-cell office:value-type="string" calcext:value-type="string">
            <text:p>[[7,3272686e-06]]</text:p>
          </table:table-cell>
          <table:table-cell table:style-name="ce2" office:value-type="float" office:value="0.0000073272686" calcext:value-type="float">
            <text:p>7,33E-06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11604712]</text:p>
          </table:table-cell>
          <table:table-cell office:value-type="string" calcext:value-type="string">
            <text:p>[[0,02604712]]</text:p>
          </table:table-cell>
          <table:table-cell office:value-type="float" office:value="0.02604712" calcext:value-type="float">
            <text:p>0,02604712</text:p>
          </table:table-cell>
          <table:table-cell office:value-type="string" calcext:value-type="string">
            <text:p>[[0,00067845]]</text:p>
          </table:table-cell>
          <table:table-cell office:value-type="float" office:value="0.00067845" calcext:value-type="float">
            <text:p>0,0006784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5938675]</text:p>
          </table:table-cell>
          <table:table-cell office:value-type="string" calcext:value-type="string">
            <text:p>[[0,15938675]]</text:p>
          </table:table-cell>
          <table:table-cell office:value-type="float" office:value="0.15938675" calcext:value-type="float">
            <text:p>0,15938675</text:p>
          </table:table-cell>
          <table:table-cell office:value-type="string" calcext:value-type="string">
            <text:p>[[0,02540414]]</text:p>
          </table:table-cell>
          <table:table-cell office:value-type="float" office:value="0.02540414" calcext:value-type="float">
            <text:p>0,0254041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7126316]</text:p>
          </table:table-cell>
          <table:table-cell office:value-type="string" calcext:value-type="string">
            <text:p>[[0,02873684]]</text:p>
          </table:table-cell>
          <table:table-cell office:value-type="float" office:value="0.02873684" calcext:value-type="float">
            <text:p>0,02873684</text:p>
          </table:table-cell>
          <table:table-cell office:value-type="string" calcext:value-type="string">
            <text:p>[[0,00082581]]</text:p>
          </table:table-cell>
          <table:table-cell office:value-type="float" office:value="0.00082581" calcext:value-type="float">
            <text:p>0,00082581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1495829]</text:p>
          </table:table-cell>
          <table:table-cell office:value-type="string" calcext:value-type="string">
            <text:p>[[0,08504171]]</text:p>
          </table:table-cell>
          <table:table-cell office:value-type="float" office:value="0.08504171" calcext:value-type="float">
            <text:p>0,08504171</text:p>
          </table:table-cell>
          <table:table-cell office:value-type="string" calcext:value-type="string">
            <text:p>[[0,00723209]]</text:p>
          </table:table-cell>
          <table:table-cell office:value-type="float" office:value="0.00723209" calcext:value-type="float">
            <text:p>0,00723209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0295875]</text:p>
          </table:table-cell>
          <table:table-cell office:value-type="string" calcext:value-type="string">
            <text:p>[[0,00704125]]</text:p>
          </table:table-cell>
          <table:table-cell office:value-type="float" office:value="0.00704125" calcext:value-type="float">
            <text:p>0,00704125</text:p>
          </table:table-cell>
          <table:table-cell office:value-type="string" calcext:value-type="string">
            <text:p>[[4,9579245e-05]]</text:p>
          </table:table-cell>
          <table:table-cell table:style-name="ce2" office:value-type="float" office:value="0.000049579245" calcext:value-type="float">
            <text:p>4,96E-05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0644338]</text:p>
          </table:table-cell>
          <table:table-cell office:value-type="string" calcext:value-type="string">
            <text:p>[[0,00644338]]</text:p>
          </table:table-cell>
          <table:table-cell office:value-type="float" office:value="0.00644338" calcext:value-type="float">
            <text:p>0,00644338</text:p>
          </table:table-cell>
          <table:table-cell office:value-type="string" calcext:value-type="string">
            <text:p>[[4,1517163e-05]]</text:p>
          </table:table-cell>
          <table:table-cell table:style-name="ce2" office:value-type="float" office:value="0.000041517163" calcext:value-type="float">
            <text:p>4,15E-0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8673506]</text:p>
          </table:table-cell>
          <table:table-cell office:value-type="string" calcext:value-type="string">
            <text:p>[[0,08673506]]</text:p>
          </table:table-cell>
          <table:table-cell office:value-type="float" office:value="0.08673506" calcext:value-type="float">
            <text:p>0,08673506</text:p>
          </table:table-cell>
          <table:table-cell office:value-type="string" calcext:value-type="string">
            <text:p>[[0,00752297]]</text:p>
          </table:table-cell>
          <table:table-cell office:value-type="float" office:value="0.00752297" calcext:value-type="float">
            <text:p>0,00752297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6651058]</text:p>
          </table:table-cell>
          <table:table-cell office:value-type="string" calcext:value-type="string">
            <text:p>[[0,43348944]]</text:p>
          </table:table-cell>
          <table:table-cell office:value-type="float" office:value="0.43348944" calcext:value-type="float">
            <text:p>0,43348944</text:p>
          </table:table-cell>
          <table:table-cell office:value-type="string" calcext:value-type="string">
            <text:p>[[0,18791309]]</text:p>
          </table:table-cell>
          <table:table-cell office:value-type="float" office:value="0.18791309" calcext:value-type="float">
            <text:p>0,18791309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[0,69]]</text:p>
          </table:table-cell>
          <table:table-cell office:value-type="string" calcext:value-type="string">
            <text:p>[0,11384553]</text:p>
          </table:table-cell>
          <table:table-cell office:value-type="string" calcext:value-type="string">
            <text:p>[[0,5761545]]</text:p>
          </table:table-cell>
          <table:table-cell office:value-type="float" office:value="0.5761545" calcext:value-type="float">
            <text:p>0,5761545</text:p>
          </table:table-cell>
          <table:table-cell office:value-type="string" calcext:value-type="string">
            <text:p>[[0,33195397]]</text:p>
          </table:table-cell>
          <table:table-cell office:value-type="float" office:value="0.33195397" calcext:value-type="float">
            <text:p>0,33195397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4180237]</text:p>
          </table:table-cell>
          <table:table-cell office:value-type="string" calcext:value-type="string">
            <text:p>[[0,14180237]]</text:p>
          </table:table-cell>
          <table:table-cell office:value-type="float" office:value="0.14180237" calcext:value-type="float">
            <text:p>0,14180237</text:p>
          </table:table-cell>
          <table:table-cell office:value-type="string" calcext:value-type="string">
            <text:p>[[0,02010791]]</text:p>
          </table:table-cell>
          <table:table-cell office:value-type="float" office:value="0.02010791" calcext:value-type="float">
            <text:p>0,02010791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5182409]</text:p>
          </table:table-cell>
          <table:table-cell office:value-type="string" calcext:value-type="string">
            <text:p>[[0,04817592]]</text:p>
          </table:table-cell>
          <table:table-cell office:value-type="float" office:value="0.04817592" calcext:value-type="float">
            <text:p>0,04817592</text:p>
          </table:table-cell>
          <table:table-cell office:value-type="string" calcext:value-type="string">
            <text:p>[[0,00232092]]</text:p>
          </table:table-cell>
          <table:table-cell office:value-type="float" office:value="0.00232092" calcext:value-type="float">
            <text:p>0,00232092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06623543]</text:p>
          </table:table-cell>
          <table:table-cell office:value-type="string" calcext:value-type="string">
            <text:p>[[0,33376458]]</text:p>
          </table:table-cell>
          <table:table-cell office:value-type="float" office:value="0.33376458" calcext:value-type="float">
            <text:p>0,33376458</text:p>
          </table:table-cell>
          <table:table-cell office:value-type="string" calcext:value-type="string">
            <text:p>[[0,11139879]]</text:p>
          </table:table-cell>
          <table:table-cell office:value-type="float" office:value="0.11139879" calcext:value-type="float">
            <text:p>0,11139879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3238767]</text:p>
          </table:table-cell>
          <table:table-cell office:value-type="string" calcext:value-type="string">
            <text:p>[[0,03238767]]</text:p>
          </table:table-cell>
          <table:table-cell office:value-type="float" office:value="0.03238767" calcext:value-type="float">
            <text:p>0,03238767</text:p>
          </table:table-cell>
          <table:table-cell office:value-type="string" calcext:value-type="string">
            <text:p>[[0,00104896]]</text:p>
          </table:table-cell>
          <table:table-cell office:value-type="float" office:value="0.00104896" calcext:value-type="float">
            <text:p>0,00104896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8869409]</text:p>
          </table:table-cell>
          <table:table-cell office:value-type="string" calcext:value-type="string">
            <text:p>[[0,01130591]]</text:p>
          </table:table-cell>
          <table:table-cell office:value-type="float" office:value="0.01130591" calcext:value-type="float">
            <text:p>0,01130591</text:p>
          </table:table-cell>
          <table:table-cell office:value-type="string" calcext:value-type="string">
            <text:p>[[0,00012782]]</text:p>
          </table:table-cell>
          <table:table-cell office:value-type="float" office:value="0.00012782" calcext:value-type="float">
            <text:p>0,0001278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7094544]</text:p>
          </table:table-cell>
          <table:table-cell office:value-type="string" calcext:value-type="string">
            <text:p>[[0,06094544]]</text:p>
          </table:table-cell>
          <table:table-cell office:value-type="float" office:value="0.06094544" calcext:value-type="float">
            <text:p>0,06094544</text:p>
          </table:table-cell>
          <table:table-cell office:value-type="string" calcext:value-type="string">
            <text:p>[[0,00371435]]</text:p>
          </table:table-cell>
          <table:table-cell office:value-type="float" office:value="0.00371435" calcext:value-type="float">
            <text:p>0,00371435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20133135]</text:p>
          </table:table-cell>
          <table:table-cell office:value-type="string" calcext:value-type="string">
            <text:p>[[0,6986686]]</text:p>
          </table:table-cell>
          <table:table-cell office:value-type="float" office:value="0.6986686" calcext:value-type="float">
            <text:p>0,6986686</text:p>
          </table:table-cell>
          <table:table-cell office:value-type="string" calcext:value-type="string">
            <text:p>[[0,4881378]]</text:p>
          </table:table-cell>
          <table:table-cell office:value-type="float" office:value="0.4881378" calcext:value-type="float">
            <text:p>0,4881378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2271004]</text:p>
          </table:table-cell>
          <table:table-cell office:value-type="string" calcext:value-type="string">
            <text:p>[[0,17728996]]</text:p>
          </table:table-cell>
          <table:table-cell office:value-type="float" office:value="0.17728996" calcext:value-type="float">
            <text:p>0,17728996</text:p>
          </table:table-cell>
          <table:table-cell office:value-type="string" calcext:value-type="string">
            <text:p>[[0,03143173]]</text:p>
          </table:table-cell>
          <table:table-cell office:value-type="float" office:value="0.03143173" calcext:value-type="float">
            <text:p>0,03143173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[0,17]]</text:p>
          </table:table-cell>
          <table:table-cell office:value-type="string" calcext:value-type="string">
            <text:p>[0,11688209]</text:p>
          </table:table-cell>
          <table:table-cell office:value-type="string" calcext:value-type="string">
            <text:p>[[0,05311791]]</text:p>
          </table:table-cell>
          <table:table-cell office:value-type="float" office:value="0.05311791" calcext:value-type="float">
            <text:p>0,05311791</text:p>
          </table:table-cell>
          <table:table-cell office:value-type="string" calcext:value-type="string">
            <text:p>[[0,00282151]]</text:p>
          </table:table-cell>
          <table:table-cell office:value-type="float" office:value="0.00282151" calcext:value-type="float">
            <text:p>0,0028215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[0,02]]</text:p>
          </table:table-cell>
          <table:table-cell office:value-type="string" calcext:value-type="string">
            <text:p>[0,2169354]</text:p>
          </table:table-cell>
          <table:table-cell office:value-type="string" calcext:value-type="string">
            <text:p>[[0,1969354]]</text:p>
          </table:table-cell>
          <table:table-cell office:value-type="float" office:value="0.1969354" calcext:value-type="float">
            <text:p>0,1969354</text:p>
          </table:table-cell>
          <table:table-cell office:value-type="string" calcext:value-type="string">
            <text:p>[[0,03878355]]</text:p>
          </table:table-cell>
          <table:table-cell office:value-type="float" office:value="0.03878355" calcext:value-type="float">
            <text:p>0,03878355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[0,8]]</text:p>
          </table:table-cell>
          <table:table-cell office:value-type="string" calcext:value-type="string">
            <text:p>[0,15704343]</text:p>
          </table:table-cell>
          <table:table-cell office:value-type="string" calcext:value-type="string">
            <text:p>[[0,6429566]]</text:p>
          </table:table-cell>
          <table:table-cell office:value-type="float" office:value="0.6429566" calcext:value-type="float">
            <text:p>0,6429566</text:p>
          </table:table-cell>
          <table:table-cell office:value-type="string" calcext:value-type="string">
            <text:p>[[0,4133932]]</text:p>
          </table:table-cell>
          <table:table-cell office:value-type="float" office:value="0.4133932" calcext:value-type="float">
            <text:p>0,4133932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9019094]</text:p>
          </table:table-cell>
          <table:table-cell office:value-type="string" calcext:value-type="string">
            <text:p>[[0,09019094]]</text:p>
          </table:table-cell>
          <table:table-cell office:value-type="float" office:value="0.09019094" calcext:value-type="float">
            <text:p>0,09019094</text:p>
          </table:table-cell>
          <table:table-cell office:value-type="string" calcext:value-type="string">
            <text:p>[[0,00813441]]</text:p>
          </table:table-cell>
          <table:table-cell office:value-type="float" office:value="0.00813441" calcext:value-type="float">
            <text:p>0,0081344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3652548]</text:p>
          </table:table-cell>
          <table:table-cell office:value-type="string" calcext:value-type="string">
            <text:p>[[0,03652548]]</text:p>
          </table:table-cell>
          <table:table-cell office:value-type="float" office:value="0.03652548" calcext:value-type="float">
            <text:p>0,03652548</text:p>
          </table:table-cell>
          <table:table-cell office:value-type="string" calcext:value-type="string">
            <text:p>[[0,00133411]]</text:p>
          </table:table-cell>
          <table:table-cell office:value-type="float" office:value="0.00133411" calcext:value-type="float">
            <text:p>0,0013341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2160528]</text:p>
          </table:table-cell>
          <table:table-cell office:value-type="string" calcext:value-type="string">
            <text:p>[[0,07839472]]</text:p>
          </table:table-cell>
          <table:table-cell office:value-type="float" office:value="0.07839472" calcext:value-type="float">
            <text:p>0,07839472</text:p>
          </table:table-cell>
          <table:table-cell office:value-type="string" calcext:value-type="string">
            <text:p>[[0,00614573]]</text:p>
          </table:table-cell>
          <table:table-cell office:value-type="float" office:value="0.00614573" calcext:value-type="float">
            <text:p>0,00614573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0191477]</text:p>
          </table:table-cell>
          <table:table-cell office:value-type="string" calcext:value-type="string">
            <text:p>[[0,10191477]]</text:p>
          </table:table-cell>
          <table:table-cell office:value-type="float" office:value="0.10191477" calcext:value-type="float">
            <text:p>0,10191477</text:p>
          </table:table-cell>
          <table:table-cell office:value-type="string" calcext:value-type="string">
            <text:p>[[0,01038662]]</text:p>
          </table:table-cell>
          <table:table-cell office:value-type="float" office:value="0.01038662" calcext:value-type="float">
            <text:p>0,0103866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19154012]</text:p>
          </table:table-cell>
          <table:table-cell office:value-type="string" calcext:value-type="string">
            <text:p>[[0,00154012]]</text:p>
          </table:table-cell>
          <table:table-cell office:value-type="float" office:value="0.00154012" calcext:value-type="float">
            <text:p>0,00154012</text:p>
          </table:table-cell>
          <table:table-cell office:value-type="string" calcext:value-type="string">
            <text:p>[[2,3719833e-06]]</text:p>
          </table:table-cell>
          <table:table-cell table:style-name="ce2" office:value-type="float" office:value="0.0000023719833" calcext:value-type="float">
            <text:p>2,37E-06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17657724]</text:p>
          </table:table-cell>
          <table:table-cell office:value-type="string" calcext:value-type="string">
            <text:p>[[0,10657724]]</text:p>
          </table:table-cell>
          <table:table-cell office:value-type="float" office:value="0.10657724" calcext:value-type="float">
            <text:p>0,10657724</text:p>
          </table:table-cell>
          <table:table-cell office:value-type="string" calcext:value-type="string">
            <text:p>[[0,01135871]]</text:p>
          </table:table-cell>
          <table:table-cell office:value-type="float" office:value="0.01135871" calcext:value-type="float">
            <text:p>0,0113587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7145172]</text:p>
          </table:table-cell>
          <table:table-cell office:value-type="string" calcext:value-type="string">
            <text:p>[[0,07145172]]</text:p>
          </table:table-cell>
          <table:table-cell office:value-type="float" office:value="0.07145172" calcext:value-type="float">
            <text:p>0,07145172</text:p>
          </table:table-cell>
          <table:table-cell office:value-type="string" calcext:value-type="string">
            <text:p>[[0,00510535]]</text:p>
          </table:table-cell>
          <table:table-cell office:value-type="float" office:value="0.00510535" calcext:value-type="float">
            <text:p>0,00510535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[0,7]]</text:p>
          </table:table-cell>
          <table:table-cell office:value-type="string" calcext:value-type="string">
            <text:p>[0,09727097]</text:p>
          </table:table-cell>
          <table:table-cell office:value-type="string" calcext:value-type="string">
            <text:p>[[0,602729]]</text:p>
          </table:table-cell>
          <table:table-cell office:value-type="float" office:value="0.602729" calcext:value-type="float">
            <text:p>0,602729</text:p>
          </table:table-cell>
          <table:table-cell office:value-type="string" calcext:value-type="string">
            <text:p>[[0,36328226]]</text:p>
          </table:table-cell>
          <table:table-cell office:value-type="float" office:value="0.36328226" calcext:value-type="float">
            <text:p>0,36328226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[0,77]]</text:p>
          </table:table-cell>
          <table:table-cell office:value-type="string" calcext:value-type="string">
            <text:p>[0,13373157]</text:p>
          </table:table-cell>
          <table:table-cell office:value-type="string" calcext:value-type="string">
            <text:p>[[0,6362684]]</text:p>
          </table:table-cell>
          <table:table-cell office:value-type="float" office:value="0.6362684" calcext:value-type="float">
            <text:p>0,6362684</text:p>
          </table:table-cell>
          <table:table-cell office:value-type="string" calcext:value-type="string">
            <text:p>[[0,40483746]]</text:p>
          </table:table-cell>
          <table:table-cell office:value-type="float" office:value="0.40483746" calcext:value-type="float">
            <text:p>0,40483746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[0,15]]</text:p>
          </table:table-cell>
          <table:table-cell office:value-type="string" calcext:value-type="string">
            <text:p>[0,20091125]</text:p>
          </table:table-cell>
          <table:table-cell office:value-type="string" calcext:value-type="string">
            <text:p>[[0,05091125]]</text:p>
          </table:table-cell>
          <table:table-cell office:value-type="float" office:value="0.05091125" calcext:value-type="float">
            <text:p>0,05091125</text:p>
          </table:table-cell>
          <table:table-cell office:value-type="string" calcext:value-type="string">
            <text:p>[[0,00259196]]</text:p>
          </table:table-cell>
          <table:table-cell office:value-type="float" office:value="0.00259196" calcext:value-type="float">
            <text:p>0,0025919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1024664]</text:p>
          </table:table-cell>
          <table:table-cell office:value-type="string" calcext:value-type="string">
            <text:p>[[0,4897534]]</text:p>
          </table:table-cell>
          <table:table-cell office:value-type="float" office:value="0.4897534" calcext:value-type="float">
            <text:p>0,4897534</text:p>
          </table:table-cell>
          <table:table-cell office:value-type="string" calcext:value-type="string">
            <text:p>[[0,23985839]]</text:p>
          </table:table-cell>
          <table:table-cell office:value-type="float" office:value="0.23985839" calcext:value-type="float">
            <text:p>0,23985839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417548]</text:p>
          </table:table-cell>
          <table:table-cell office:value-type="string" calcext:value-type="string">
            <text:p>[[0,0582452]]</text:p>
          </table:table-cell>
          <table:table-cell office:value-type="float" office:value="0.0582452" calcext:value-type="float">
            <text:p>0,0582452</text:p>
          </table:table-cell>
          <table:table-cell office:value-type="string" calcext:value-type="string">
            <text:p>[[0,0033925]]</text:p>
          </table:table-cell>
          <table:table-cell office:value-type="float" office:value="0.0033925" calcext:value-type="float">
            <text:p>0,0033925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[0,12]]</text:p>
          </table:table-cell>
          <table:table-cell office:value-type="string" calcext:value-type="string">
            <text:p>[0,19242847]</text:p>
          </table:table-cell>
          <table:table-cell office:value-type="string" calcext:value-type="string">
            <text:p>[[0,07242847]]</text:p>
          </table:table-cell>
          <table:table-cell office:value-type="float" office:value="0.07242847" calcext:value-type="float">
            <text:p>0,07242847</text:p>
          </table:table-cell>
          <table:table-cell office:value-type="string" calcext:value-type="string">
            <text:p>[[0,00524588]]</text:p>
          </table:table-cell>
          <table:table-cell office:value-type="float" office:value="0.00524588" calcext:value-type="float">
            <text:p>0,00524588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[0,22]]</text:p>
          </table:table-cell>
          <table:table-cell office:value-type="string" calcext:value-type="string">
            <text:p>[0,1169873]</text:p>
          </table:table-cell>
          <table:table-cell office:value-type="string" calcext:value-type="string">
            <text:p>[[0,1030127]]</text:p>
          </table:table-cell>
          <table:table-cell office:value-type="float" office:value="0.1030127" calcext:value-type="float">
            <text:p>0,1030127</text:p>
          </table:table-cell>
          <table:table-cell office:value-type="string" calcext:value-type="string">
            <text:p>[[0,01061162]]</text:p>
          </table:table-cell>
          <table:table-cell office:value-type="float" office:value="0.01061162" calcext:value-type="float">
            <text:p>0,01061162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5775439]</text:p>
          </table:table-cell>
          <table:table-cell office:value-type="string" calcext:value-type="string">
            <text:p>[[0,15775439]]</text:p>
          </table:table-cell>
          <table:table-cell office:value-type="float" office:value="0.15775439" calcext:value-type="float">
            <text:p>0,15775439</text:p>
          </table:table-cell>
          <table:table-cell office:value-type="string" calcext:value-type="string">
            <text:p>[[0,02488645]]</text:p>
          </table:table-cell>
          <table:table-cell office:value-type="float" office:value="0.02488645" calcext:value-type="float">
            <text:p>0,02488645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09456564]</text:p>
          </table:table-cell>
          <table:table-cell office:value-type="string" calcext:value-type="string">
            <text:p>[[0,00543436]]</text:p>
          </table:table-cell>
          <table:table-cell office:value-type="float" office:value="0.00543436" calcext:value-type="float">
            <text:p>0,00543436</text:p>
          </table:table-cell>
          <table:table-cell office:value-type="string" calcext:value-type="string">
            <text:p>[[2,9532313e-05]]</text:p>
          </table:table-cell>
          <table:table-cell table:style-name="ce2" office:value-type="float" office:value="0.000029532313" calcext:value-type="float">
            <text:p>2,95E-05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7912173]</text:p>
          </table:table-cell>
          <table:table-cell office:value-type="string" calcext:value-type="string">
            <text:p>[[0,02087827]]</text:p>
          </table:table-cell>
          <table:table-cell office:value-type="float" office:value="0.02087827" calcext:value-type="float">
            <text:p>0,02087827</text:p>
          </table:table-cell>
          <table:table-cell office:value-type="string" calcext:value-type="string">
            <text:p>[[0,0004359]]</text:p>
          </table:table-cell>
          <table:table-cell office:value-type="float" office:value="0.0004359" calcext:value-type="float">
            <text:p>0,0004359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[0,83]]</text:p>
          </table:table-cell>
          <table:table-cell office:value-type="string" calcext:value-type="string">
            <text:p>[0,09654916]</text:p>
          </table:table-cell>
          <table:table-cell office:value-type="string" calcext:value-type="string">
            <text:p>[[0,73345083]]</text:p>
          </table:table-cell>
          <table:table-cell office:value-type="float" office:value="0.73345083" calcext:value-type="float">
            <text:p>0,73345083</text:p>
          </table:table-cell>
          <table:table-cell office:value-type="string" calcext:value-type="string">
            <text:p>[[0,5379501]]</text:p>
          </table:table-cell>
          <table:table-cell office:value-type="float" office:value="0.5379501" calcext:value-type="float">
            <text:p>0,5379501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0479096]</text:p>
          </table:table-cell>
          <table:table-cell office:value-type="string" calcext:value-type="string">
            <text:p>[[0,74520904]]</text:p>
          </table:table-cell>
          <table:table-cell office:value-type="float" office:value="0.74520904" calcext:value-type="float">
            <text:p>0,74520904</text:p>
          </table:table-cell>
          <table:table-cell office:value-type="string" calcext:value-type="string">
            <text:p>[[0,55533653]]</text:p>
          </table:table-cell>
          <table:table-cell office:value-type="float" office:value="0.55533653" calcext:value-type="float">
            <text:p>0,5553365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6080537]</text:p>
          </table:table-cell>
          <table:table-cell office:value-type="string" calcext:value-type="string">
            <text:p>[[0,16080537]]</text:p>
          </table:table-cell>
          <table:table-cell office:value-type="float" office:value="0.16080537" calcext:value-type="float">
            <text:p>0,16080537</text:p>
          </table:table-cell>
          <table:table-cell office:value-type="string" calcext:value-type="string">
            <text:p>[[0,02585837]]</text:p>
          </table:table-cell>
          <table:table-cell office:value-type="float" office:value="0.02585837" calcext:value-type="float">
            <text:p>0,02585837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232659]</text:p>
          </table:table-cell>
          <table:table-cell office:value-type="string" calcext:value-type="string">
            <text:p>[[0,47673413]]</text:p>
          </table:table-cell>
          <table:table-cell office:value-type="float" office:value="0.47673413" calcext:value-type="float">
            <text:p>0,47673413</text:p>
          </table:table-cell>
          <table:table-cell office:value-type="string" calcext:value-type="string">
            <text:p>[[0,22727543]]</text:p>
          </table:table-cell>
          <table:table-cell office:value-type="float" office:value="0.22727543" calcext:value-type="float">
            <text:p>0,2272754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0997767]</text:p>
          </table:table-cell>
          <table:table-cell office:value-type="string" calcext:value-type="string">
            <text:p>[[0,10997767]]</text:p>
          </table:table-cell>
          <table:table-cell office:value-type="float" office:value="0.10997767" calcext:value-type="float">
            <text:p>0,10997767</text:p>
          </table:table-cell>
          <table:table-cell office:value-type="string" calcext:value-type="string">
            <text:p>[[0,01209509]]</text:p>
          </table:table-cell>
          <table:table-cell office:value-type="float" office:value="0.01209509" calcext:value-type="float">
            <text:p>0,01209509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4828339]</text:p>
          </table:table-cell>
          <table:table-cell office:value-type="string" calcext:value-type="string">
            <text:p>[[0,05171661]]</text:p>
          </table:table-cell>
          <table:table-cell office:value-type="float" office:value="0.05171661" calcext:value-type="float">
            <text:p>0,05171661</text:p>
          </table:table-cell>
          <table:table-cell office:value-type="string" calcext:value-type="string">
            <text:p>[[0,00267461]]</text:p>
          </table:table-cell>
          <table:table-cell office:value-type="float" office:value="0.00267461" calcext:value-type="float">
            <text:p>0,00267461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6812545]</text:p>
          </table:table-cell>
          <table:table-cell office:value-type="string" calcext:value-type="string">
            <text:p>[[0,03187455]]</text:p>
          </table:table-cell>
          <table:table-cell office:value-type="float" office:value="0.03187455" calcext:value-type="float">
            <text:p>0,03187455</text:p>
          </table:table-cell>
          <table:table-cell office:value-type="string" calcext:value-type="string">
            <text:p>[[0,00101599]]</text:p>
          </table:table-cell>
          <table:table-cell office:value-type="float" office:value="0.00101599" calcext:value-type="float">
            <text:p>0,00101599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6183376]</text:p>
          </table:table-cell>
          <table:table-cell office:value-type="string" calcext:value-type="string">
            <text:p>[[0,06183376]]</text:p>
          </table:table-cell>
          <table:table-cell office:value-type="float" office:value="0.06183376" calcext:value-type="float">
            <text:p>0,06183376</text:p>
          </table:table-cell>
          <table:table-cell office:value-type="string" calcext:value-type="string">
            <text:p>[[0,00382341]]</text:p>
          </table:table-cell>
          <table:table-cell office:value-type="float" office:value="0.00382341" calcext:value-type="float">
            <text:p>0,00382341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5364718]</text:p>
          </table:table-cell>
          <table:table-cell office:value-type="string" calcext:value-type="string">
            <text:p>[[0,15364718]]</text:p>
          </table:table-cell>
          <table:table-cell office:value-type="float" office:value="0.15364718" calcext:value-type="float">
            <text:p>0,15364718</text:p>
          </table:table-cell>
          <table:table-cell office:value-type="string" calcext:value-type="string">
            <text:p>[[0,02360746]]</text:p>
          </table:table-cell>
          <table:table-cell office:value-type="float" office:value="0.02360746" calcext:value-type="float">
            <text:p>0,02360746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2951878]</text:p>
          </table:table-cell>
          <table:table-cell office:value-type="string" calcext:value-type="string">
            <text:p>[[0,07048123]]</text:p>
          </table:table-cell>
          <table:table-cell office:value-type="float" office:value="0.07048123" calcext:value-type="float">
            <text:p>0,07048123</text:p>
          </table:table-cell>
          <table:table-cell office:value-type="string" calcext:value-type="string">
            <text:p>[[0,0049676]]</text:p>
          </table:table-cell>
          <table:table-cell office:value-type="float" office:value="0.0049676" calcext:value-type="float">
            <text:p>0,0049676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12852326]</text:p>
          </table:table-cell>
          <table:table-cell office:value-type="string" calcext:value-type="string">
            <text:p>[[0,04852326]]</text:p>
          </table:table-cell>
          <table:table-cell office:value-type="float" office:value="0.04852326" calcext:value-type="float">
            <text:p>0,04852326</text:p>
          </table:table-cell>
          <table:table-cell office:value-type="string" calcext:value-type="string">
            <text:p>[[0,00235451]]</text:p>
          </table:table-cell>
          <table:table-cell office:value-type="float" office:value="0.00235451" calcext:value-type="float">
            <text:p>0,00235451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2084404]</text:p>
          </table:table-cell>
          <table:table-cell office:value-type="string" calcext:value-type="string">
            <text:p>[[0,07915596]]</text:p>
          </table:table-cell>
          <table:table-cell office:value-type="float" office:value="0.07915596" calcext:value-type="float">
            <text:p>0,07915596</text:p>
          </table:table-cell>
          <table:table-cell office:value-type="string" calcext:value-type="string">
            <text:p>[[0,00626567]]</text:p>
          </table:table-cell>
          <table:table-cell office:value-type="float" office:value="0.00626567" calcext:value-type="float">
            <text:p>0,00626567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21388423]</text:p>
          </table:table-cell>
          <table:table-cell office:value-type="string" calcext:value-type="string">
            <text:p>[[0,08611578]]</text:p>
          </table:table-cell>
          <table:table-cell office:value-type="float" office:value="0.08611578" calcext:value-type="float">
            <text:p>0,08611578</text:p>
          </table:table-cell>
          <table:table-cell office:value-type="string" calcext:value-type="string">
            <text:p>[[0,00741593]]</text:p>
          </table:table-cell>
          <table:table-cell office:value-type="float" office:value="0.00741593" calcext:value-type="float">
            <text:p>0,00741593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3262063]</text:p>
          </table:table-cell>
          <table:table-cell office:value-type="string" calcext:value-type="string">
            <text:p>[[0,06737937]]</text:p>
          </table:table-cell>
          <table:table-cell office:value-type="float" office:value="0.06737937" calcext:value-type="float">
            <text:p>0,06737937</text:p>
          </table:table-cell>
          <table:table-cell office:value-type="string" calcext:value-type="string">
            <text:p>[[0,00453998]]</text:p>
          </table:table-cell>
          <table:table-cell office:value-type="float" office:value="0.00453998" calcext:value-type="float">
            <text:p>0,0045399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1274598]</text:p>
          </table:table-cell>
          <table:table-cell office:value-type="string" calcext:value-type="string">
            <text:p>[[0,18725404]]</text:p>
          </table:table-cell>
          <table:table-cell office:value-type="float" office:value="0.18725404" calcext:value-type="float">
            <text:p>0,18725404</text:p>
          </table:table-cell>
          <table:table-cell office:value-type="string" calcext:value-type="string">
            <text:p>[[0,03506408]]</text:p>
          </table:table-cell>
          <table:table-cell office:value-type="float" office:value="0.03506408" calcext:value-type="float">
            <text:p>0,03506408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6292131]</text:p>
          </table:table-cell>
          <table:table-cell office:value-type="string" calcext:value-type="string">
            <text:p>[[0,1370787]]</text:p>
          </table:table-cell>
          <table:table-cell office:value-type="float" office:value="0.1370787" calcext:value-type="float">
            <text:p>0,1370787</text:p>
          </table:table-cell>
          <table:table-cell office:value-type="string" calcext:value-type="string">
            <text:p>[[0,01879057]]</text:p>
          </table:table-cell>
          <table:table-cell office:value-type="float" office:value="0.01879057" calcext:value-type="float">
            <text:p>0,01879057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[0,35]]</text:p>
          </table:table-cell>
          <table:table-cell office:value-type="string" calcext:value-type="string">
            <text:p>[0,23054537]</text:p>
          </table:table-cell>
          <table:table-cell office:value-type="string" calcext:value-type="string">
            <text:p>[[0,11945462]]</text:p>
          </table:table-cell>
          <table:table-cell office:value-type="float" office:value="0.11945462" calcext:value-type="float">
            <text:p>0,11945462</text:p>
          </table:table-cell>
          <table:table-cell office:value-type="string" calcext:value-type="string">
            <text:p>[[0,01426941]]</text:p>
          </table:table-cell>
          <table:table-cell office:value-type="float" office:value="0.01426941" calcext:value-type="float">
            <text:p>0,01426941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4726666]</text:p>
          </table:table-cell>
          <table:table-cell office:value-type="string" calcext:value-type="string">
            <text:p>[[0,05273335]]</text:p>
          </table:table-cell>
          <table:table-cell office:value-type="float" office:value="0.05273335" calcext:value-type="float">
            <text:p>0,05273335</text:p>
          </table:table-cell>
          <table:table-cell office:value-type="string" calcext:value-type="string">
            <text:p>[[0,00278081]]</text:p>
          </table:table-cell>
          <table:table-cell office:value-type="float" office:value="0.00278081" calcext:value-type="float">
            <text:p>0,00278081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09000311]</text:p>
          </table:table-cell>
          <table:table-cell office:value-type="string" calcext:value-type="string">
            <text:p>[[0,09000311]]</text:p>
          </table:table-cell>
          <table:table-cell office:value-type="float" office:value="0.09000311" calcext:value-type="float">
            <text:p>0,09000311</text:p>
          </table:table-cell>
          <table:table-cell office:value-type="string" calcext:value-type="string">
            <text:p>[[0,00810056]]</text:p>
          </table:table-cell>
          <table:table-cell office:value-type="float" office:value="0.00810056" calcext:value-type="float">
            <text:p>0,00810056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[0,75]]</text:p>
          </table:table-cell>
          <table:table-cell office:value-type="string" calcext:value-type="string">
            <text:p>[0,17153534]</text:p>
          </table:table-cell>
          <table:table-cell office:value-type="string" calcext:value-type="string">
            <text:p>[[0,5784646]]</text:p>
          </table:table-cell>
          <table:table-cell office:value-type="float" office:value="0.5784646" calcext:value-type="float">
            <text:p>0,5784646</text:p>
          </table:table-cell>
          <table:table-cell office:value-type="string" calcext:value-type="string">
            <text:p>[[0,3346213]]</text:p>
          </table:table-cell>
          <table:table-cell office:value-type="float" office:value="0.3346213" calcext:value-type="float">
            <text:p>0,334621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[0,9]]</text:p>
          </table:table-cell>
          <table:table-cell office:value-type="string" calcext:value-type="string">
            <text:p>[0,13475451]</text:p>
          </table:table-cell>
          <table:table-cell office:value-type="string" calcext:value-type="string">
            <text:p>[[0,76524544]]</text:p>
          </table:table-cell>
          <table:table-cell office:value-type="float" office:value="0.76524544" calcext:value-type="float">
            <text:p>0,76524544</text:p>
          </table:table-cell>
          <table:table-cell office:value-type="string" calcext:value-type="string">
            <text:p>[[0,58560055]]</text:p>
          </table:table-cell>
          <table:table-cell office:value-type="float" office:value="0.58560055" calcext:value-type="float">
            <text:p>0,58560055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[0,03]]</text:p>
          </table:table-cell>
          <table:table-cell office:value-type="string" calcext:value-type="string">
            <text:p>[0,12689668]</text:p>
          </table:table-cell>
          <table:table-cell office:value-type="string" calcext:value-type="string">
            <text:p>[[0,09689668]]</text:p>
          </table:table-cell>
          <table:table-cell office:value-type="float" office:value="0.09689668" calcext:value-type="float">
            <text:p>0,09689668</text:p>
          </table:table-cell>
          <table:table-cell office:value-type="string" calcext:value-type="string">
            <text:p>[[0,00938897]]</text:p>
          </table:table-cell>
          <table:table-cell office:value-type="float" office:value="0.00938897" calcext:value-type="float">
            <text:p>0,00938897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[0,06]]</text:p>
          </table:table-cell>
          <table:table-cell office:value-type="string" calcext:value-type="string">
            <text:p>[0,15566579]</text:p>
          </table:table-cell>
          <table:table-cell office:value-type="string" calcext:value-type="string">
            <text:p>[[0,09566578]]</text:p>
          </table:table-cell>
          <table:table-cell office:value-type="float" office:value="0.09566578" calcext:value-type="float">
            <text:p>0,09566578</text:p>
          </table:table-cell>
          <table:table-cell office:value-type="string" calcext:value-type="string">
            <text:p>[[0,00915194]]</text:p>
          </table:table-cell>
          <table:table-cell office:value-type="float" office:value="0.00915194" calcext:value-type="float">
            <text:p>0,00915194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6083735]</text:p>
          </table:table-cell>
          <table:table-cell office:value-type="string" calcext:value-type="string">
            <text:p>[[0,43916267]]</text:p>
          </table:table-cell>
          <table:table-cell office:value-type="float" office:value="0.43916267" calcext:value-type="float">
            <text:p>0,43916267</text:p>
          </table:table-cell>
          <table:table-cell office:value-type="string" calcext:value-type="string">
            <text:p>[[0,19286385]]</text:p>
          </table:table-cell>
          <table:table-cell office:value-type="float" office:value="0.19286385" calcext:value-type="float">
            <text:p>0,19286385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0,1069769]</text:p>
          </table:table-cell>
          <table:table-cell office:value-type="string" calcext:value-type="string">
            <text:p>[[0,2930231]]</text:p>
          </table:table-cell>
          <table:table-cell office:value-type="float" office:value="0.2930231" calcext:value-type="float">
            <text:p>0,2930231</text:p>
          </table:table-cell>
          <table:table-cell office:value-type="string" calcext:value-type="string">
            <text:p>[[0,08586254]]</text:p>
          </table:table-cell>
          <table:table-cell office:value-type="float" office:value="0.08586254" calcext:value-type="float">
            <text:p>0,08586254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[0,45]]</text:p>
          </table:table-cell>
          <table:table-cell office:value-type="string" calcext:value-type="string">
            <text:p>[0,08443177]</text:p>
          </table:table-cell>
          <table:table-cell office:value-type="string" calcext:value-type="string">
            <text:p>[[0,36556822]]</text:p>
          </table:table-cell>
          <table:table-cell office:value-type="float" office:value="0.36556822" calcext:value-type="float">
            <text:p>0,36556822</text:p>
          </table:table-cell>
          <table:table-cell office:value-type="string" calcext:value-type="string">
            <text:p>[[0,13364013]]</text:p>
          </table:table-cell>
          <table:table-cell office:value-type="float" office:value="0.13364013" calcext:value-type="float">
            <text:p>0,1336401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[0,19]]</text:p>
          </table:table-cell>
          <table:table-cell office:value-type="string" calcext:value-type="string">
            <text:p>[0,06171022]</text:p>
          </table:table-cell>
          <table:table-cell office:value-type="string" calcext:value-type="string">
            <text:p>[[0,12828979]]</text:p>
          </table:table-cell>
          <table:table-cell office:value-type="float" office:value="0.12828979" calcext:value-type="float">
            <text:p>0,12828979</text:p>
          </table:table-cell>
          <table:table-cell office:value-type="string" calcext:value-type="string">
            <text:p>[[0,01645827]]</text:p>
          </table:table-cell>
          <table:table-cell office:value-type="float" office:value="0.01645827" calcext:value-type="float">
            <text:p>0,01645827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0,10805925]</text:p>
          </table:table-cell>
          <table:table-cell office:value-type="string" calcext:value-type="string">
            <text:p>[[0,19194075]]</text:p>
          </table:table-cell>
          <table:table-cell office:value-type="float" office:value="0.19194075" calcext:value-type="float">
            <text:p>0,19194075</text:p>
          </table:table-cell>
          <table:table-cell office:value-type="string" calcext:value-type="string">
            <text:p>[[0,03684125]]</text:p>
          </table:table-cell>
          <table:table-cell office:value-type="float" office:value="0.03684125" calcext:value-type="float">
            <text:p>0,03684125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3605991]</text:p>
          </table:table-cell>
          <table:table-cell office:value-type="string" calcext:value-type="string">
            <text:p>[[0,13605991]]</text:p>
          </table:table-cell>
          <table:table-cell office:value-type="float" office:value="0.13605991" calcext:value-type="float">
            <text:p>0,13605991</text:p>
          </table:table-cell>
          <table:table-cell office:value-type="string" calcext:value-type="string">
            <text:p>[[0,0185123]]</text:p>
          </table:table-cell>
          <table:table-cell office:value-type="float" office:value="0.0185123" calcext:value-type="float">
            <text:p>0,0185123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5721667]</text:p>
          </table:table-cell>
          <table:table-cell office:value-type="string" calcext:value-type="string">
            <text:p>[[0,05721667]]</text:p>
          </table:table-cell>
          <table:table-cell office:value-type="float" office:value="0.05721667" calcext:value-type="float">
            <text:p>0,05721667</text:p>
          </table:table-cell>
          <table:table-cell office:value-type="string" calcext:value-type="string">
            <text:p>[[0,00327375]]</text:p>
          </table:table-cell>
          <table:table-cell office:value-type="float" office:value="0.00327375" calcext:value-type="float">
            <text:p>0,00327375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990563]</text:p>
          </table:table-cell>
          <table:table-cell office:value-type="string" calcext:value-type="string">
            <text:p>[[0,00094371]]</text:p>
          </table:table-cell>
          <table:table-cell office:value-type="float" office:value="0.00094371" calcext:value-type="float">
            <text:p>0,00094371</text:p>
          </table:table-cell>
          <table:table-cell office:value-type="string" calcext:value-type="string">
            <text:p>[[8,9057994e-07]]</text:p>
          </table:table-cell>
          <table:table-cell table:style-name="ce2" office:value-type="float" office:value="0.00000089057994" calcext:value-type="float">
            <text:p>8,91E-07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2470592]</text:p>
          </table:table-cell>
          <table:table-cell office:value-type="string" calcext:value-type="string">
            <text:p>[[0,02470592]]</text:p>
          </table:table-cell>
          <table:table-cell office:value-type="float" office:value="0.02470592" calcext:value-type="float">
            <text:p>0,02470592</text:p>
          </table:table-cell>
          <table:table-cell office:value-type="string" calcext:value-type="string">
            <text:p>[[0,00061038]]</text:p>
          </table:table-cell>
          <table:table-cell office:value-type="float" office:value="0.00061038" calcext:value-type="float">
            <text:p>0,00061038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0962627]</text:p>
          </table:table-cell>
          <table:table-cell office:value-type="string" calcext:value-type="string">
            <text:p>[[0,10962627]]</text:p>
          </table:table-cell>
          <table:table-cell office:value-type="float" office:value="0.10962627" calcext:value-type="float">
            <text:p>0,10962627</text:p>
          </table:table-cell>
          <table:table-cell office:value-type="string" calcext:value-type="string">
            <text:p>[[0,01201792]]</text:p>
          </table:table-cell>
          <table:table-cell office:value-type="float" office:value="0.01201792" calcext:value-type="float">
            <text:p>0,01201792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[0,85]]</text:p>
          </table:table-cell>
          <table:table-cell office:value-type="string" calcext:value-type="string">
            <text:p>[0,13888642]</text:p>
          </table:table-cell>
          <table:table-cell office:value-type="string" calcext:value-type="string">
            <text:p>[[0,7111136]]</text:p>
          </table:table-cell>
          <table:table-cell office:value-type="float" office:value="0.7111136" calcext:value-type="float">
            <text:p>0,7111136</text:p>
          </table:table-cell>
          <table:table-cell office:value-type="string" calcext:value-type="string">
            <text:p>[[0,5056825]]</text:p>
          </table:table-cell>
          <table:table-cell office:value-type="float" office:value="0.5056825" calcext:value-type="float">
            <text:p>0,5056825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6769314]</text:p>
          </table:table-cell>
          <table:table-cell office:value-type="string" calcext:value-type="string">
            <text:p>[[0,05769314]]</text:p>
          </table:table-cell>
          <table:table-cell office:value-type="float" office:value="0.05769314" calcext:value-type="float">
            <text:p>0,05769314</text:p>
          </table:table-cell>
          <table:table-cell office:value-type="string" calcext:value-type="string">
            <text:p>[[0,0033285]]</text:p>
          </table:table-cell>
          <table:table-cell office:value-type="float" office:value="0.0033285" calcext:value-type="float">
            <text:p>0,0033285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[0,6]]</text:p>
          </table:table-cell>
          <table:table-cell office:value-type="string" calcext:value-type="string">
            <text:p>[0,18647826]</text:p>
          </table:table-cell>
          <table:table-cell office:value-type="string" calcext:value-type="string">
            <text:p>[[0,41352177]]</text:p>
          </table:table-cell>
          <table:table-cell office:value-type="float" office:value="0.41352177" calcext:value-type="float">
            <text:p>0,41352177</text:p>
          </table:table-cell>
          <table:table-cell office:value-type="string" calcext:value-type="string">
            <text:p>[[0,17100026]]</text:p>
          </table:table-cell>
          <table:table-cell office:value-type="float" office:value="0.17100026" calcext:value-type="float">
            <text:p>0,17100026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[0,07]]</text:p>
          </table:table-cell>
          <table:table-cell office:value-type="string" calcext:value-type="string">
            <text:p>[0,22559917]</text:p>
          </table:table-cell>
          <table:table-cell office:value-type="string" calcext:value-type="string">
            <text:p>[[0,15559918]]</text:p>
          </table:table-cell>
          <table:table-cell office:value-type="float" office:value="0.15559918" calcext:value-type="float">
            <text:p>0,15559918</text:p>
          </table:table-cell>
          <table:table-cell office:value-type="string" calcext:value-type="string">
            <text:p>[[0,0242111]]</text:p>
          </table:table-cell>
          <table:table-cell office:value-type="float" office:value="0.0242111" calcext:value-type="float">
            <text:p>0,0242111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8676388]</text:p>
          </table:table-cell>
          <table:table-cell office:value-type="string" calcext:value-type="string">
            <text:p>[[0,08676388]]</text:p>
          </table:table-cell>
          <table:table-cell office:value-type="float" office:value="0.08676388" calcext:value-type="float">
            <text:p>0,08676388</text:p>
          </table:table-cell>
          <table:table-cell office:value-type="string" calcext:value-type="string">
            <text:p>[[0,00752797]]</text:p>
          </table:table-cell>
          <table:table-cell office:value-type="float" office:value="0.00752797" calcext:value-type="float">
            <text:p>0,00752797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5991455]</text:p>
          </table:table-cell>
          <table:table-cell office:value-type="string" calcext:value-type="string">
            <text:p>[[0,15991455]]</text:p>
          </table:table-cell>
          <table:table-cell office:value-type="float" office:value="0.15991455" calcext:value-type="float">
            <text:p>0,15991455</text:p>
          </table:table-cell>
          <table:table-cell office:value-type="string" calcext:value-type="string">
            <text:p>[[0,02557267]]</text:p>
          </table:table-cell>
          <table:table-cell office:value-type="float" office:value="0.02557267" calcext:value-type="float">
            <text:p>0,02557267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6282776]</text:p>
          </table:table-cell>
          <table:table-cell office:value-type="string" calcext:value-type="string">
            <text:p>[[0,03717224]]</text:p>
          </table:table-cell>
          <table:table-cell office:value-type="float" office:value="0.03717224" calcext:value-type="float">
            <text:p>0,03717224</text:p>
          </table:table-cell>
          <table:table-cell office:value-type="string" calcext:value-type="string">
            <text:p>[[0,00138178]]</text:p>
          </table:table-cell>
          <table:table-cell office:value-type="float" office:value="0.00138178" calcext:value-type="float">
            <text:p>0,00138178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[0,08]]</text:p>
          </table:table-cell>
          <table:table-cell office:value-type="string" calcext:value-type="string">
            <text:p>[0,11221672]</text:p>
          </table:table-cell>
          <table:table-cell office:value-type="string" calcext:value-type="string">
            <text:p>[[0,03221672]]</text:p>
          </table:table-cell>
          <table:table-cell office:value-type="float" office:value="0.03221672" calcext:value-type="float">
            <text:p>0,03221672</text:p>
          </table:table-cell>
          <table:table-cell office:value-type="string" calcext:value-type="string">
            <text:p>[[0,00103792]]</text:p>
          </table:table-cell>
          <table:table-cell office:value-type="float" office:value="0.00103792" calcext:value-type="float">
            <text:p>0,00103792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18336865]</text:p>
          </table:table-cell>
          <table:table-cell office:value-type="string" calcext:value-type="string">
            <text:p>[[0,09336865]]</text:p>
          </table:table-cell>
          <table:table-cell office:value-type="float" office:value="0.09336865" calcext:value-type="float">
            <text:p>0,09336865</text:p>
          </table:table-cell>
          <table:table-cell office:value-type="string" calcext:value-type="string">
            <text:p>[[0,0087177]]</text:p>
          </table:table-cell>
          <table:table-cell office:value-type="float" office:value="0.0087177" calcext:value-type="float">
            <text:p>0,008717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4425793]</text:p>
          </table:table-cell>
          <table:table-cell office:value-type="string" calcext:value-type="string">
            <text:p>[[0,04425793]]</text:p>
          </table:table-cell>
          <table:table-cell office:value-type="float" office:value="0.04425793" calcext:value-type="float">
            <text:p>0,04425793</text:p>
          </table:table-cell>
          <table:table-cell office:value-type="string" calcext:value-type="string">
            <text:p>[[0,00195876]]</text:p>
          </table:table-cell>
          <table:table-cell office:value-type="float" office:value="0.00195876" calcext:value-type="float">
            <text:p>0,00195876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[0,34]]</text:p>
          </table:table-cell>
          <table:table-cell office:value-type="string" calcext:value-type="string">
            <text:p>[0,12225897]</text:p>
          </table:table-cell>
          <table:table-cell office:value-type="string" calcext:value-type="string">
            <text:p>[[0,21774104]]</text:p>
          </table:table-cell>
          <table:table-cell office:value-type="float" office:value="0.21774104" calcext:value-type="float">
            <text:p>0,21774104</text:p>
          </table:table-cell>
          <table:table-cell office:value-type="string" calcext:value-type="string">
            <text:p>[[0,04741116]]</text:p>
          </table:table-cell>
          <table:table-cell office:value-type="float" office:value="0.04741116" calcext:value-type="float">
            <text:p>0,04741116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[0,]]</text:p>
          </table:table-cell>
          <table:table-cell office:value-type="string" calcext:value-type="string">
            <text:p>[0,11171029]</text:p>
          </table:table-cell>
          <table:table-cell office:value-type="string" calcext:value-type="string">
            <text:p>[[0,11171029]]</text:p>
          </table:table-cell>
          <table:table-cell office:value-type="float" office:value="0.11171029" calcext:value-type="float">
            <text:p>0,11171029</text:p>
          </table:table-cell>
          <table:table-cell office:value-type="string" calcext:value-type="string">
            <text:p>[[0,01247919]]</text:p>
          </table:table-cell>
          <table:table-cell office:value-type="float" office:value="0.01247919" calcext:value-type="float">
            <text:p>0,01247919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6919819]</text:p>
          </table:table-cell>
          <table:table-cell office:value-type="string" calcext:value-type="string">
            <text:p>[[0,06919818]]</text:p>
          </table:table-cell>
          <table:table-cell office:value-type="float" office:value="0.06919818" calcext:value-type="float">
            <text:p>0,06919818</text:p>
          </table:table-cell>
          <table:table-cell office:value-type="string" calcext:value-type="string">
            <text:p>[[0,00478839]]</text:p>
          </table:table-cell>
          <table:table-cell office:value-type="float" office:value="0.00478839" calcext:value-type="float">
            <text:p>0,00478839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[0,11]]</text:p>
          </table:table-cell>
          <table:table-cell office:value-type="string" calcext:value-type="string">
            <text:p>[0,11239655]</text:p>
          </table:table-cell>
          <table:table-cell office:value-type="string" calcext:value-type="string">
            <text:p>[[0,00239655]]</text:p>
          </table:table-cell>
          <table:table-cell office:value-type="float" office:value="0.00239655" calcext:value-type="float">
            <text:p>0,00239655</text:p>
          </table:table-cell>
          <table:table-cell office:value-type="string" calcext:value-type="string">
            <text:p>[[5,743434e-06]]</text:p>
          </table:table-cell>
          <table:table-cell table:style-name="ce2" office:value-type="float" office:value="0.000005743434" calcext:value-type="float">
            <text:p>5,74E-06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0,14610133]</text:p>
          </table:table-cell>
          <table:table-cell office:value-type="string" calcext:value-type="string">
            <text:p>[[0,05389868]]</text:p>
          </table:table-cell>
          <table:table-cell office:value-type="float" office:value="0.05389868" calcext:value-type="float">
            <text:p>0,05389868</text:p>
          </table:table-cell>
          <table:table-cell office:value-type="string" calcext:value-type="string">
            <text:p>[[0,00290507]]</text:p>
          </table:table-cell>
          <table:table-cell office:value-type="float" office:value="0.00290507" calcext:value-type="float">
            <text:p>0,00290507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11598764]</text:p>
          </table:table-cell>
          <table:table-cell office:value-type="string" calcext:value-type="string">
            <text:p>[[0,02598763]]</text:p>
          </table:table-cell>
          <table:table-cell office:value-type="float" office:value="0.02598763" calcext:value-type="float">
            <text:p>0,02598763</text:p>
          </table:table-cell>
          <table:table-cell office:value-type="string" calcext:value-type="string">
            <text:p>[[0,00067536]]</text:p>
          </table:table-cell>
          <table:table-cell office:value-type="float" office:value="0.00067536" calcext:value-type="float">
            <text:p>0,00067536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[0,09]]</text:p>
          </table:table-cell>
          <table:table-cell office:value-type="string" calcext:value-type="string">
            <text:p>[0,19902745]</text:p>
          </table:table-cell>
          <table:table-cell office:value-type="string" calcext:value-type="string">
            <text:p>[[0,10902745]]</text:p>
          </table:table-cell>
          <table:table-cell office:value-type="float" office:value="0.10902745" calcext:value-type="float">
            <text:p>0,10902745</text:p>
          </table:table-cell>
          <table:table-cell office:value-type="string" calcext:value-type="string">
            <text:p>[[0,01188698]]</text:p>
          </table:table-cell>
          <table:table-cell office:value-type="float" office:value="0.01188698" calcext:value-type="float">
            <text:p>0,01188698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[0,13]]</text:p>
          </table:table-cell>
          <table:table-cell office:value-type="string" calcext:value-type="string">
            <text:p>[0,13130867]</text:p>
          </table:table-cell>
          <table:table-cell office:value-type="string" calcext:value-type="string">
            <text:p>[[0,00130868]]</text:p>
          </table:table-cell>
          <table:table-cell office:value-type="float" office:value="0.00130868" calcext:value-type="float">
            <text:p>0,00130868</text:p>
          </table:table-cell>
          <table:table-cell office:value-type="string" calcext:value-type="string">
            <text:p>[[1,7126422e-06]]</text:p>
          </table:table-cell>
          <table:table-cell table:style-name="ce2" office:value-type="float" office:value="0.0000017126422" calcext:value-type="float">
            <text:p>1,71E-06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0,10537117]</text:p>
          </table:table-cell>
          <table:table-cell office:value-type="string" calcext:value-type="string">
            <text:p>[[0,00537117]]</text:p>
          </table:table-cell>
          <table:table-cell office:value-type="float" office:value="0.00537117" calcext:value-type="float">
            <text:p>0,00537117</text:p>
          </table:table-cell>
          <table:table-cell office:value-type="string" calcext:value-type="string">
            <text:p>[[2,8849448e-05]]</text:p>
          </table:table-cell>
          <table:table-cell table:style-name="ce2" office:value-type="float" office:value="0.000028849448" calcext:value-type="float">
            <text:p>2,88E-0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AVERAGE([.E2:.E139])" office:value-type="float" office:value="0.181476799202899" calcext:value-type="float">
            <text:p>0,181476799202899</text:p>
          </table:table-cell>
          <table:table-cell table:style-name="ce1"/>
          <table:table-cell table:style-name="ce1" table:formula="of:=AVERAGE([.G2:.G139])" office:value-type="float" office:value="0.0767805462675418" calcext:value-type="float">
            <text:p>0,076780546267542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2-03-29T14:57:10.050590986</dc:date>
    <meta:editing-duration>PT4M14S</meta:editing-duration>
    <meta:editing-cycles>1</meta:editing-cycles>
    <meta:generator>LibreOffice/6.3.5.2$Linux_X86_64 LibreOffice_project/30$Build-2</meta:generator>
    <meta:document-statistic meta:table-count="2" meta:cell-count="1948" meta:object-count="0"/>
  </office:meta>
</office:document-meta>
</file>